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eb5cb" officeooo:paragraph-rsid="001eb5c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eb5cb" officeooo:paragraph-rsid="001eb5cb" fo:background-color="#ffff00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ff0000" style:text-underline-style="none" fo:font-weight="normal" officeooo:rsid="001eb5cb" officeooo:paragraph-rsid="001eb5cb" style:font-weight-asian="normal" style:font-weight-complex="normal"/>
    </style:style>
    <style:style style:name="P5" style:family="paragraph" style:parent-style-name="Standard">
      <style:text-properties fo:color="#ff0000" style:text-underline-style="none" fo:font-weight="normal" officeooo:rsid="001eb5cb" officeooo:paragraph-rsid="001eb5cb" style:font-weight-asian="normal" style:font-weight-complex="normal"/>
    </style:style>
    <style:style style:name="P6" style:family="paragraph" style:parent-style-name="Standard">
      <style:text-properties fo:color="#ff3333" style:text-underline-style="none" fo:font-weight="normal" officeooo:rsid="001eb5cb" officeooo:paragraph-rsid="001eb5cb" style:font-weight-asian="normal" style:font-weight-complex="normal"/>
    </style:style>
    <style:style style:name="T1" style:family="text">
      <style:text-properties officeooo:rsid="001eb5cb"/>
    </style:style>
    <style:style style:name="T2" style:family="text">
      <style:text-properties fo:font-weight="bold" officeooo:rsid="001eb5c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b5cb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ff99ff"/>
    </style:style>
    <style:style style:name="T7" style:family="text">
      <style:text-properties fo:color="#ff33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3">Gstreamer Package log</text:span></text:p>
      <text:p text:style-name="P1"/>
      <text:p text:style-name="P1"/>
      <text:p text:style-name="P3">mahannee@VTA076L:~/packages/gstreamer/gstreamer1.0-1.8.0$ ls</text:p>
      <text:p text:style-name="P2">ABOUT-NLS <text:s text:c="2"/>config.guess <text:s/>data <text:s text:c="17"/>gstreamer.spec <text:s text:c="4"/>MAINTAINERS <text:s/>po <text:s text:c="10"/>TODO</text:p>
      <text:p text:style-name="P2">aclocal.m4 <text:s/>config.h.in <text:s text:c="2"/>debian <text:s text:c="15"/>gstreamer.spec.in <text:s/>Makefile.am <text:s/>README <text:s text:c="6"/>tools</text:p>
      <text:p text:style-name="P2">AUTHORS <text:s text:c="4"/>config.rpath <text:s/>depcomp <text:s text:c="14"/>INSTALL <text:s text:c="11"/>Makefile.in <text:s/>RELEASE <text:s text:c="5"/>win32</text:p>
      <text:p text:style-name="P2">autogen.sh <text:s/>config.sub <text:s text:c="3"/>docs <text:s text:c="17"/>install-sh <text:s text:c="8"/>missing <text:s text:c="5"/>scripts</text:p>
      <text:p text:style-name="P2">ChangeLog <text:s text:c="2"/>configure <text:s text:c="4"/>gst <text:s text:c="18"/>libs <text:s text:c="14"/>NEWS <text:s text:c="8"/>stamp.h.in</text:p>
      <text:p text:style-name="P2">common <text:s text:c="5"/>configure.ac <text:s/>gst-element-check.m4 <text:s/>ltmain.sh <text:s text:c="9"/>pkgconfig <text:s text:c="3"/>test-driver</text:p>
      <text:p text:style-name="P2">compile <text:s text:c="4"/>COPYING <text:s text:c="6"/>gstreamer.doap <text:s text:c="7"/>m4 <text:s text:c="16"/>plugins <text:s text:c="5"/>tests</text:p>
      <text:p text:style-name="P2"><text:span text:style-name="T5">mahannee@VTA076L:~/packages/gstreamer/gstreamer1.0-1.8.0$ ./configure</text:span> </text:p>
      <text:p text:style-name="P2">checking build system type... x86_64-pc-linux-gnu</text:p>
      <text:p text:style-name="P2">checking host system type... x86_64-pc-linux-gnu</text:p>
      <text:p text:style-name="P2">checking target system type... x86_64-pc-linux-gnu</text:p>
      <text:p text:style-name="P2">checking for a BSD-compatible install... /usr/bin/install -c</text:p>
      <text:p text:style-name="P2">checking whether build environment is sane... yes</text:p>
      <text:p text:style-name="P2">checking for a thread-safe mkdir -p... /bin/mkdir -p</text:p>
      <text:p text:style-name="P2">checking for gawk... gawk</text:p>
      <text:p text:style-name="P2">checking whether make sets $(MAKE)... yes</text:p>
      <text:p text:style-name="P2">checking whether make supports nested variables... yes</text:p>
      <text:p text:style-name="P2">checking whether UID '1001' is supported by ustar format... yes</text:p>
      <text:p text:style-name="P2">checking whether GID '1001' is supported by ustar format... yes</text:p>
      <text:p text:style-name="P2">checking how to create a ustar tar archive... gnutar</text:p>
      <text:p text:style-name="P2">checking nano version... 0 (release)</text:p>
      <text:p text:style-name="P2">checking whether to enable maintainer-specific portions of Makefiles... yes</text:p>
      <text:p text:style-name="P2">checking whether make supports nested variables... (cached) yes</text:p>
      <text:p text:style-name="P2">checking how to print strings... printf</text:p>
      <text:p text:style-name="P2">checking for style of include used by make... GNU</text:p>
      <text:p text:style-name="P2">checking for gcc... gcc</text:p>
      <text:p text:style-name="P2">checking whether the C compiler works... yes</text:p>
      <text:p text:style-name="P2">checking for C compiler default output file name... a.out</text:p>
      <text:p text:style-name="P2">checking for suffix of executables... </text:p>
      <text:p text:style-name="P2">checking whether we are cross compiling... no</text:p>
      <text:p text:style-name="P2">checking for suffix of object files... o</text:p>
      <text:p text:style-name="P2">checking whether we are using the GNU C compiler... yes</text:p>
      <text:p text:style-name="P2">checking whether gcc accepts -g... yes</text:p>
      <text:p text:style-name="P2">checking for gcc option to accept ISO C89... none needed</text:p>
      <text:p text:style-name="P2">checking whether gcc understands -c and -o together... yes</text:p>
      <text:p text:style-name="P2">checking dependency style of gcc... gcc3</text:p>
      <text:p text:style-name="P2">checking for a sed that does not truncate output... /bin/sed</text:p>
      <text:p text:style-name="P2">checking for grep that handles long lines and -e... /bin/grep</text:p>
      <text:p text:style-name="P2">checking for egrep... /bin/grep -E</text:p>
      <text:p text:style-name="P2">checking for fgrep... /bin/grep -F</text:p>
      <text:p text:style-name="P2">checking for ld used by gcc... /usr/bin/ld</text:p>
      <text:p text:style-name="P2">checking if the linker (/usr/bin/ld) is GNU ld... yes</text:p>
      <text:p text:style-name="P2">checking for BSD- or MS-compatible name lister (nm)... /usr/bin/nm -B</text:p>
      <text:p text:style-name="P2">checking the name lister (/usr/bin/nm -B) interface... BSD nm</text:p>
      <text:p text:style-name="P2">checking whether ln -s works... yes</text:p>
      <text:p text:style-name="P2">checking the maximum length of command line arguments... 1572864</text:p>
      <text:p text:style-name="P2">checking how to convert x86_64-pc-linux-gnu file names to x86_64-pc-linux-gnu format... func_convert_file_noop</text:p>
      <text:p text:style-name="P2"><text:soft-page-break/>checking how to convert x86_64-pc-linux-gnu file names to toolchain format... func_convert_file_noop</text:p>
      <text:p text:style-name="P2">checking for /usr/bin/ld option to reload object files... -r</text:p>
      <text:p text:style-name="P2">checking for objdump... objdump</text:p>
      <text:p text:style-name="P2">checking how to recognize dependent libraries... pass_all</text:p>
      <text:p text:style-name="P2">checking for dlltool... no</text:p>
      <text:p text:style-name="P2">checking how to associate runtime and link libraries... printf %s\n</text:p>
      <text:p text:style-name="P2">checking for ar... ar</text:p>
      <text:p text:style-name="P2">checking for archiver @FILE support... @</text:p>
      <text:p text:style-name="P2">checking for strip... strip</text:p>
      <text:p text:style-name="P2">checking for ranlib... ranlib</text:p>
      <text:p text:style-name="P2">checking command to parse /usr/bin/nm -B output from gcc object... ok</text:p>
      <text:p text:style-name="P2">checking for sysroot... no</text:p>
      <text:p text:style-name="P2">checking for a working dd... /bin/dd</text:p>
      <text:p text:style-name="P2">checking how to truncate binary pipes... /bin/dd bs=4096 count=1</text:p>
      <text:p text:style-name="P2">checking for mt... mt</text:p>
      <text:p text:style-name="P2">checking if mt is a manifest tool... no</text:p>
      <text:p text:style-name="P2">checking how to run the C preprocessor... gcc -E</text:p>
      <text:p text:style-name="P2">checking for ANSI C header files... yes</text:p>
      <text:p text:style-name="P2">checking for sys/types.h... yes</text:p>
      <text:p text:style-name="P2">checking for sys/stat.h... yes</text:p>
      <text:p text:style-name="P2">checking for stdlib.h... yes</text:p>
      <text:p text:style-name="P2">checking for string.h... yes</text:p>
      <text:p text:style-name="P2">checking for memory.h... yes</text:p>
      <text:p text:style-name="P2">checking for strings.h... yes</text:p>
      <text:p text:style-name="P2">checking for inttypes.h... yes</text:p>
      <text:p text:style-name="P2">checking for stdint.h... yes</text:p>
      <text:p text:style-name="P2">checking for unistd.h... yes</text:p>
      <text:p text:style-name="P2">checking for dlfcn.h... yes</text:p>
      <text:p text:style-name="P2">checking for objdir... .libs</text:p>
      <text:p text:style-name="P2">checking if gcc supports -fno-rtti -fno-exceptions... no</text:p>
      <text:p text:style-name="P2">checking for gcc option to produce PIC... -fPIC -DPIC</text:p>
      <text:p text:style-name="P2">checking if gcc PIC flag -fPIC -DPIC works... yes</text:p>
      <text:p text:style-name="P2">checking if gcc static flag -static works... yes</text:p>
      <text:p text:style-name="P2">checking if gcc supports -c -o file.o... yes</text:p>
      <text:p text:style-name="P2">checking if gcc supports -c -o file.o... (cached) yes</text:p>
      <text:p text:style-name="P2">checking whether the gcc linker (/usr/bin/ld -m elf_x86_64) supports shared libraries... yes</text:p>
      <text:p text:style-name="P2">checking whether -lc should be explicitly linked in... no</text:p>
      <text:p text:style-name="P2">checking dynamic linker characteristics... GNU/Linux ld.so</text:p>
      <text:p text:style-name="P2">checking how to hardcode library paths into programs... immediate</text:p>
      <text:p text:style-name="P2">checking for shl_load... no</text:p>
      <text:p text:style-name="P2">checking for shl_load in -ldld... no</text:p>
      <text:p text:style-name="P2">checking for dlopen... no</text:p>
      <text:p text:style-name="P2">checking for dlopen in -ldl... yes</text:p>
      <text:p text:style-name="P2">checking whether a program can dlopen itself... yes</text:p>
      <text:p text:style-name="P2">checking whether a statically linked program can dlopen itself... no</text:p>
      <text:p text:style-name="P2">checking whether stripping libraries is possible... yes</text:p>
      <text:p text:style-name="P2">checking if libtool supports shared libraries... yes</text:p>
      <text:p text:style-name="P2">checking whether to build shared libraries... yes</text:p>
      <text:p text:style-name="P2">checking whether to build static libraries... no</text:p>
      <text:p text:style-name="P2">checking whether NLS is requested... yes</text:p>
      <text:p text:style-name="P2">checking for msgfmt... /usr/bin/msgfmt</text:p>
      <text:p text:style-name="P2"><text:soft-page-break/>checking for gmsgfmt... /usr/bin/msgfmt</text:p>
      <text:p text:style-name="P2">checking for xgettext... /usr/bin/xgettext</text:p>
      <text:p text:style-name="P2">checking for msgmerge... /usr/bin/msgmerge</text:p>
      <text:p text:style-name="P2">checking for ld used by GCC... /usr/bin/ld -m elf_x86_64</text:p>
      <text:p text:style-name="P2">checking if the linker (/usr/bin/ld -m elf_x86_64) is GNU ld... yes</text:p>
      <text:p text:style-name="P2">checking for shared library run path origin... done</text:p>
      <text:p text:style-name="P2">checking for CFPreferencesCopyAppValue... no</text:p>
      <text:p text:style-name="P2">checking for CFLocaleCopyCurrent... no</text:p>
      <text:p text:style-name="P2">checking for GNU gettext in libc... yes</text:p>
      <text:p text:style-name="P2">checking whether to use NLS... yes</text:p>
      <text:p text:style-name="P2">checking where the gettext function comes from... libc</text:p>
      <text:p text:style-name="P2">DOMAIN = gstreamer-1.0</text:p>
      <text:p text:style-name="P2">checking for pkg-config... /usr/bin/pkg-config</text:p>
      <text:p text:style-name="P2">checking pkg-config is at least version 0.9.0... yes</text:p>
      <text:p text:style-name="P2">checking for VALGRIND... yes</text:p>
      <text:p text:style-name="P2">configure: Using extra code paths for valgrind</text:p>
      <text:p text:style-name="P2">configure: Using GStreamer source release as package name</text:p>
      <text:p text:style-name="P2">configure: Using Unknown package origin as package origin</text:p>
      <text:p text:style-name="P2">configure: Using GST_PKG_CONFIG_PATH = $(top_builddir)/pkgconfig</text:p>
      <text:p text:style-name="P2">configure: Setting GST_PACKAGE_RELEASE_DATETIME to 2016-03-24</text:p>
      <text:p text:style-name="P2">checking for BASH_COMPLETION... yes</text:p>
      <text:p text:style-name="P2">checking for BASH_COMPLETION... yes</text:p>
      <text:p text:style-name="P2">checking whether to build static plugins or not... no</text:p>
      <text:p text:style-name="P2">configure: WARNING: Sissy ! By asking to not build the tests known to fail, you hereby waive your right to customer support. <text:s/>If you do not agree with this EULA, please press Ctrl-C before the next line is printed. <text:s/>By allowing the next line to be printed, you expressly acknowledge your acceptance of this EULA.</text:p>
      <text:p text:style-name="P2">checking whether PTP support can be enabled... yes</text:p>
      <text:p text:style-name="P2">checking for cap_init in -lcap... yes</text:p>
      <text:p text:style-name="P2">checking sys/capability.h usability... yes</text:p>
      <text:p text:style-name="P2">checking sys/capability.h presence... yes</text:p>
      <text:p text:style-name="P2">checking for sys/capability.h... yes</text:p>
      <text:p text:style-name="P2">checking for setcap... /sbin/setcap</text:p>
      <text:p text:style-name="P2">checking for SIOCGIFCONF, SIOCGIFFLAGS and SIOCGIFHWADDR... yes</text:p>
      <text:p text:style-name="P2">checking for getifaddrs() and AF_LINK... no</text:p>
      <text:p text:style-name="P2">checking how to install gst-ptp-helper... capabilities</text:p>
      <text:p text:style-name="P2">checking whether byte ordering is bigendian... no</text:p>
      <text:p text:style-name="P2">checking if unaligned memory access works correctly... (whitelisted) yes</text:p>
      <text:p text:style-name="P2">checking for special C compiler options needed for large files... no</text:p>
      <text:p text:style-name="P2">checking for _FILE_OFFSET_BITS value needed for large files... no</text:p>
      <text:p text:style-name="P2">checking for gcc... (cached) gcc</text:p>
      <text:p text:style-name="P2">checking whether we are using the GNU C compiler... (cached) yes</text:p>
      <text:p text:style-name="P2">checking whether gcc accepts -g... (cached) yes</text:p>
      <text:p text:style-name="P2">checking for gcc option to accept ISO C89... (cached) none needed</text:p>
      <text:p text:style-name="P2">checking whether gcc understands -c and -o together... (cached) yes</text:p>
      <text:p text:style-name="P2">checking dependency style of gcc... (cached) gcc3</text:p>
      <text:p text:style-name="P2">checking for gcc option to accept ISO C99... none needed</text:p>
      <text:p text:style-name="P2">checking for gcc option to accept ISO Standard C... (cached) none needed</text:p>
      <text:p text:style-name="P2">checking dependency style of gcc... gcc3</text:p>
      <text:p text:style-name="P2">checking for g++... g++</text:p>
      <text:p text:style-name="P2">checking whether we are using the GNU C++ compiler... yes</text:p>
      <text:p text:style-name="P2">checking whether g++ accepts -g... yes</text:p>
      <text:p text:style-name="P2"><text:soft-page-break/>checking dependency style of g++... gcc3</text:p>
      <text:p text:style-name="P2">checking how to run the C++ preprocessor... g++ -E</text:p>
      <text:p text:style-name="P2">checking for ld used by g++... /usr/bin/ld -m elf_x86_64</text:p>
      <text:p text:style-name="P2">checking if the linker (/usr/bin/ld -m elf_x86_64) is GNU ld... yes</text:p>
      <text:p text:style-name="P2">checking whether the g++ linker (/usr/bin/ld -m elf_x86_64) supports shared libraries... yes</text:p>
      <text:p text:style-name="P2">checking for g++ option to produce PIC... -fPIC -DPIC</text:p>
      <text:p text:style-name="P2">checking if g++ PIC flag -fPIC -DPIC works... yes</text:p>
      <text:p text:style-name="P2">checking if g++ static flag -static works... yes</text:p>
      <text:p text:style-name="P2">checking if g++ supports -c -o file.o... yes</text:p>
      <text:p text:style-name="P2">checking if g++ supports -c -o file.o... (cached) yes</text:p>
      <text:p text:style-name="P2">checking whether the g++ linker (/usr/bin/ld -m elf_x86_64) supports shared libraries... yes</text:p>
      <text:p text:style-name="P2">checking dynamic linker characteristics... (cached) GNU/Linux ld.so</text:p>
      <text:p text:style-name="P2">checking how to hardcode library paths into programs... immediate</text:p>
      <text:p text:style-name="P2">configure: working c++ compiler found: yes</text:p>
      <text:p text:style-name="P2">checking for perl... /usr/bin/perl</text:p>
      <text:p text:style-name="P2">checking for bison... /usr/bin/bison</text:p>
      <text:p text:style-name="P2">checking bison version 3.0.4 &gt;= 2.4... yes</text:p>
      <text:p text:style-name="P2">checking for flex... /usr/bin/flex</text:p>
      <text:p text:style-name="P2">checking flex version flex 2.6.0 &gt;= 2.5.31... yes</text:p>
      <text:p text:style-name="P2">checking for valgrind... /usr/bin/valgrind</text:p>
      <text:p text:style-name="P2">checking for gobject-introspection... no</text:p>
      <text:p text:style-name="P2">checking for gtkdoc-check... no</text:p>
      <text:p text:style-name="P2">checking for gtkdoc-rebase... no</text:p>
      <text:p text:style-name="P2">checking for gtkdoc-mkpdf... no</text:p>
      <text:p text:style-name="P2">checking whether to build gtk-doc documentation... no</text:p>
      <text:p text:style-name="P2">checking for python... /usr/bin/python</text:p>
      <text:p text:style-name="P2">checking for python version... 3.5</text:p>
      <text:p text:style-name="P2">checking for python platform... linux</text:p>
      <text:p text:style-name="P2">checking for python script directory... ${prefix}/lib/python3.5/site-packages</text:p>
      <text:p text:style-name="P2">checking for python extension module directory... ${exec_prefix}/lib/python3.5/site-packages</text:p>
      <text:p text:style-name="P2">checking whether to build plugin documentation... no (gtk-doc disabled or not available)</text:p>
      <text:p text:style-name="P2">checking for cos in -lm... yes</text:p>
      <text:p text:style-name="P2">checking for ANSI C header files... (cached) yes</text:p>
      <text:p text:style-name="P2">checking for ucontext.h... yes</text:p>
      <text:p text:style-name="P2">checking for sys/socket.h... yes</text:p>
      <text:p text:style-name="P2">checking for sys/times.h... yes</text:p>
      <text:p text:style-name="P2">checking for unistd.h... (cached) yes</text:p>
      <text:p text:style-name="P2">checking for process.h... no</text:p>
      <text:p text:style-name="P2">checking for sys/utsname.h... yes</text:p>
      <text:p text:style-name="P2">checking for stdio_ext.h... yes</text:p>
      <text:p text:style-name="P2">checking if compiler needs -Werror to reject unknown flags... no</text:p>
      <text:p text:style-name="P2">checking for the pthreads library -lpthreads... no</text:p>
      <text:p text:style-name="P2">checking whether pthreads work without any flags... no</text:p>
      <text:p text:style-name="P2">checking whether pthreads work with -Kthread... no</text:p>
      <text:p text:style-name="P2">checking whether pthreads work with -kthread... no</text:p>
      <text:p text:style-name="P2">checking for the pthreads library -llthread... no</text:p>
      <text:p text:style-name="P2">checking whether pthreads work with -pthread... yes</text:p>
      <text:p text:style-name="P2">checking for joinable pthread attribute... PTHREAD_CREATE_JOINABLE</text:p>
      <text:p text:style-name="P2">checking if more special flags are required for pthreads... no</text:p>
      <text:p text:style-name="P2">checking for PTHREAD_PRIO_INHERIT... yes</text:p>
      <text:p text:style-name="P2">checking for sys/prctl.h... yes</text:p>
      <text:p text:style-name="P2">checking for pthread_setname_np(const char*)... no</text:p>
      <text:p text:style-name="P2"><text:soft-page-break/>checking for sys/uio.h... yes</text:p>
      <text:p text:style-name="P2">checking for valgrind/valgrind.h... yes</text:p>
      <text:p text:style-name="P2">checking for winsock2.h... no</text:p>
      <text:p text:style-name="P2">checking for __gmpz_init_set_d in -lgmp... yes</text:p>
      <text:p text:style-name="P2">checking gmp.h usability... yes</text:p>
      <text:p text:style-name="P2">checking gmp.h presence... yes</text:p>
      <text:p text:style-name="P2">checking for gmp.h... yes</text:p>
      <text:p text:style-name="P2">checking for gsl_rng_uniform_int in -lgsl... no</text:p>
      <text:p text:style-name="P2">checking for __uint128_t... yes</text:p>
      <text:p text:style-name="P2">checking for tm_gmtoff... yes</text:p>
      <text:p text:style-name="P2">checking for strcasestr... yes</text:p>
      <text:p text:style-name="P2">checking for gmtime_r... yes</text:p>
      <text:p text:style-name="P2">checking for localtime_r... yes</text:p>
      <text:p text:style-name="P2">checking for sigaction... yes</text:p>
      <text:p text:style-name="P2">checking for getrusage... yes</text:p>
      <text:p text:style-name="P2">checking sys/resource.h usability... yes</text:p>
      <text:p text:style-name="P2">checking sys/resource.h presence... yes</text:p>
      <text:p text:style-name="P2">checking for sys/resource.h... yes</text:p>
      <text:p text:style-name="P2">checking for _LARGEFILE_SOURCE value needed for large files... no</text:p>
      <text:p text:style-name="P2">checking for ftello... yes</text:p>
      <text:p text:style-name="P2">checking for fgetpos... yes</text:p>
      <text:p text:style-name="P2">checking for fsetpos... yes</text:p>
      <text:p text:style-name="P2">checking for sys/poll.h... yes</text:p>
      <text:p text:style-name="P2">checking for poll.h... yes</text:p>
      <text:p text:style-name="P2">checking for poll... yes</text:p>
      <text:p text:style-name="P2">checking for ppoll... yes</text:p>
      <text:p text:style-name="P2">checking for pselect... yes</text:p>
      <text:p text:style-name="P2">checking for socketpair... yes</text:p>
      <text:p text:style-name="P2">checking for broken poll... no</text:p>
      <text:p text:style-name="P2">checking for stdlib.h... (cached) yes</text:p>
      <text:p text:style-name="P2">checking for unistd.h... (cached) yes</text:p>
      <text:p text:style-name="P2">checking for sys/param.h... yes</text:p>
      <text:p text:style-name="P2">checking for getpagesize... yes</text:p>
      <text:p text:style-name="P2">checking for working mmap... yes</text:p>
      <text:p text:style-name="P2">checking for posix_memalign... yes</text:p>
      <text:p text:style-name="P2">checking for getpagesize... (cached) yes</text:p>
      <text:p text:style-name="P2">checking for clock_gettime... yes</text:p>
      <text:p text:style-name="P2">checking for posix timers... yes</text:p>
      <text:p text:style-name="P2">checking for monotonic clock... yes</text:p>
      <text:p text:style-name="P2">checking whether gcc implements __PRETTY_FUNCTION__... yes</text:p>
      <text:p text:style-name="P2">checking whether gcc implements __FUNCTION__... yes</text:p>
      <text:p text:style-name="P2">checking whether gcc implements __func__... yes</text:p>
      <text:p text:style-name="P2">checking for dladdr in -ldl... yes</text:p>
      <text:p text:style-name="P2">checking for long long int... yes</text:p>
      <text:p text:style-name="P2">checking for unsigned long long int... yes</text:p>
      <text:p text:style-name="P2">checking for inttypes.h... yes</text:p>
      <text:p text:style-name="P2">checking for stdint.h... yes</text:p>
      <text:p text:style-name="P2">checking for ptrdiff_t... yes</text:p>
      <text:p text:style-name="P2">checking for intmax_t... yes</text:p>
      <text:p text:style-name="P2">checking for size_t... yes</text:p>
      <text:p text:style-name="P2">checking for GLIB... yes</text:p>
      <text:p text:style-name="P2">checking for glib-genmarshal... glib-genmarshal (from pkg-config path)</text:p>
      <text:p text:style-name="P2"><text:soft-page-break/>checking for glib-mkenums... glib-mkenums</text:p>
      <text:p text:style-name="P2">checking for GIO... yes</text:p>
      <text:p text:style-name="P2">checking for GTK... yes</text:p>
      <text:p text:style-name="P2">checking for -Bsymbolic-functions linker flag... yes</text:p>
      <text:p text:style-name="P2">configure: Using /usr/local/lib/gstreamer-1.0 as the plugin install location</text:p>
      <text:p text:style-name="P2">checking to see if compiler understands -Wall... yes</text:p>
      <text:p text:style-name="P2">checking to see if compiler understands -Wdeclaration-after-statement... yes</text:p>
      <text:p text:style-name="P2">checking to see if compiler understands -Wvla... yes</text:p>
      <text:p text:style-name="P2">checking to see if compiler understands -Wpointer-arith... yes</text:p>
      <text:p text:style-name="P2">checking to see if compiler understands -Wmissing-declarations... yes</text:p>
      <text:p text:style-name="P2">checking to see if compiler understands -Wmissing-prototypes... yes</text:p>
      <text:p text:style-name="P2">checking to see if compiler understands -Wredundant-decls... yes</text:p>
      <text:p text:style-name="P2">checking to see if compiler understands -Wundef... yes</text:p>
      <text:p text:style-name="P2">checking to see if compiler understands -Wwrite-strings... yes</text:p>
      <text:p text:style-name="P2">checking to see if compiler understands -Wformat-nonliteral... yes</text:p>
      <text:p text:style-name="P2">checking to see if compiler understands -Wformat-security... yes</text:p>
      <text:p text:style-name="P2">checking to see if compiler understands -Wold-style-definition... yes</text:p>
      <text:p text:style-name="P2">checking to see if compiler understands -Winit-self... yes</text:p>
      <text:p text:style-name="P2">checking to see if compiler understands -Wmissing-include-dirs... yes</text:p>
      <text:p text:style-name="P2">checking to see if compiler understands -Waddress... yes</text:p>
      <text:p text:style-name="P2">checking to see if compiler understands -Waggregate-return... yes</text:p>
      <text:p text:style-name="P2">checking to see if compiler understands -Wno-multichar... yes</text:p>
      <text:p text:style-name="P2">checking to see if compiler understands -Wnested-externs... yes</text:p>
      <text:p text:style-name="P2">configure: set WARNING_CFLAGS to <text:s/>-Wall -Wdeclaration-after-statement -Wvla -Wpointer-arith -Wmissing-declarations -Wmissing-prototypes -Wredundant-decls -Wundef -Wwrite-strings -Wformat-nonliteral -Wformat-security -Wold-style-definition -Winit-self -Wmissing-include-dirs -Waddress -Waggregate-return -Wno-multichar -Wnested-externs</text:p>
      <text:p text:style-name="P2">configure: set ERROR_CFLAGS to </text:p>
      <text:p text:style-name="P2">checking to see if compiler understands -Wno-format-nonliteral... yes</text:p>
      <text:p text:style-name="P2">configure: Running check unit test framework checks now...</text:p>
      <text:p text:style-name="P2">checking for unistd.h... (cached) yes</text:p>
      <text:p text:style-name="P2">checking for sys/wait.h... yes</text:p>
      <text:p text:style-name="P2">checking for sys/time.h... yes</text:p>
      <text:p text:style-name="P2">checking for localtime_r... (cached) yes</text:p>
      <text:p text:style-name="P2">checking for getpid... yes</text:p>
      <text:p text:style-name="P2">checking for _getpid... no</text:p>
      <text:p text:style-name="P2">checking whether strdup is declared... yes</text:p>
      <text:p text:style-name="P2">checking for _strdup... no</text:p>
      <text:p text:style-name="P2">checking for mkstemp... yes</text:p>
      <text:p text:style-name="P2">checking for fork... yes</text:p>
      <text:p text:style-name="P2">checking time.h usability... yes</text:p>
      <text:p text:style-name="P2">checking time.h presence... yes</text:p>
      <text:p text:style-name="P2">checking for time.h... yes</text:p>
      <text:p text:style-name="P2">checking whether alarm is declared... yes</text:p>
      <text:p text:style-name="P2">checking whether localtime_r is declared... yes</text:p>
      <text:p text:style-name="P2">checking whether strsignal is declared... yes</text:p>
      <text:p text:style-name="P2">checking for alarm... yes</text:p>
      <text:p text:style-name="P2">checking for setitimer... yes</text:p>
      <text:p text:style-name="P2">checking for strsignal... yes</text:p>
      <text:p text:style-name="P2">checking for struct timespec.tv_sec... yes</text:p>
      <text:p text:style-name="P2">checking for struct timespec.tv_nsec... yes</text:p>
      <text:p text:style-name="P2">checking for struct itimerspec.it_interval... yes</text:p>
      <text:p text:style-name="P2"><text:soft-page-break/>checking for struct itimerspec.it_value... yes</text:p>
      <text:p text:style-name="P2">checking for timer_t... yes</text:p>
      <text:p text:style-name="P2">checking for clockid_t... yes</text:p>
      <text:p text:style-name="P2">checking for timer_create, timer_settime, timer_delete in -lrt... yes</text:p>
      <text:p text:style-name="P2">checking for stdint types... stdint.h (shortcircuit)</text:p>
      <text:p text:style-name="P2">make use of stdint.h in _stdint.h (assuming C99 compatible system)</text:p>
      <text:p text:style-name="P2">checking that generated files are newer than configure... done</text:p>
      <text:p text:style-name="P2">configure: creating ./config.status</text:p>
      <text:p text:style-name="P2">config.status: creating Makefile</text:p>
      <text:p text:style-name="P2">config.status: creating data/Makefile</text:p>
      <text:p text:style-name="P2">config.status: creating gst/Makefile</text:p>
      <text:p text:style-name="P2">config.status: creating gst/gstconfig.h</text:p>
      <text:p text:style-name="P2">config.status: creating gst/gstversion.h</text:p>
      <text:p text:style-name="P2">config.status: creating gst/parse/Makefile</text:p>
      <text:p text:style-name="P2">config.status: creating gst/printf/Makefile</text:p>
      <text:p text:style-name="P2">config.status: creating libs/Makefile</text:p>
      <text:p text:style-name="P2">config.status: creating libs/gst/Makefile</text:p>
      <text:p text:style-name="P2">config.status: creating libs/gst/base/Makefile</text:p>
      <text:p text:style-name="P2">config.status: creating libs/gst/check/Makefile</text:p>
      <text:p text:style-name="P2">config.status: creating libs/gst/check/libcheck/Makefile</text:p>
      <text:p text:style-name="P2">config.status: creating libs/gst/check/internal-check.h</text:p>
      <text:p text:style-name="P2">config.status: creating libs/gst/controller/Makefile</text:p>
      <text:p text:style-name="P2">config.status: creating libs/gst/helpers/Makefile</text:p>
      <text:p text:style-name="P2">config.status: creating libs/gst/net/Makefile</text:p>
      <text:p text:style-name="P2">config.status: creating plugins/Makefile</text:p>
      <text:p text:style-name="P2">config.status: creating plugins/elements/Makefile</text:p>
      <text:p text:style-name="P2">config.status: creating plugins/tracers/Makefile</text:p>
      <text:p text:style-name="P2">config.status: creating po/Makefile.in</text:p>
      <text:p text:style-name="P2">config.status: creating tests/Makefile</text:p>
      <text:p text:style-name="P2">config.status: creating tests/benchmarks/Makefile</text:p>
      <text:p text:style-name="P2">config.status: creating tests/check/Makefile</text:p>
      <text:p text:style-name="P2">config.status: creating tests/misc/Makefile</text:p>
      <text:p text:style-name="P2">config.status: creating tests/examples/Makefile</text:p>
      <text:p text:style-name="P2">config.status: creating tests/examples/adapter/Makefile</text:p>
      <text:p text:style-name="P2">config.status: creating tests/examples/controller/Makefile</text:p>
      <text:p text:style-name="P2">config.status: creating tests/examples/stepping/Makefile</text:p>
      <text:p text:style-name="P2">config.status: creating tests/examples/helloworld/Makefile</text:p>
      <text:p text:style-name="P2">config.status: creating tests/examples/manual/Makefile</text:p>
      <text:p text:style-name="P2">config.status: creating tests/examples/memory/Makefile</text:p>
      <text:p text:style-name="P2">config.status: creating tests/examples/netclock/Makefile</text:p>
      <text:p text:style-name="P2">config.status: creating tests/examples/ptp/Makefile</text:p>
      <text:p text:style-name="P2">config.status: creating tests/examples/streamiddemux/Makefile</text:p>
      <text:p text:style-name="P2">config.status: creating tests/examples/streams/Makefile</text:p>
      <text:p text:style-name="P2">config.status: creating tools/Makefile</text:p>
      <text:p text:style-name="P2">config.status: creating common/Makefile</text:p>
      <text:p text:style-name="P2">config.status: creating common/m4/Makefile</text:p>
      <text:p text:style-name="P2">config.status: creating docs/Makefile</text:p>
      <text:p text:style-name="P2">config.status: creating docs/design/Makefile</text:p>
      <text:p text:style-name="P2">config.status: creating docs/faq/Makefile</text:p>
      <text:p text:style-name="P2">config.status: creating docs/gst/Makefile</text:p>
      <text:p text:style-name="P2">config.status: creating docs/gst/gstreamer.types</text:p>
      <text:p text:style-name="P2">config.status: creating docs/libs/Makefile</text:p>
      <text:p text:style-name="P2"><text:soft-page-break/>config.status: creating docs/plugins/Makefile</text:p>
      <text:p text:style-name="P2">config.status: creating docs/manual/Makefile</text:p>
      <text:p text:style-name="P2">config.status: creating docs/pwg/Makefile</text:p>
      <text:p text:style-name="P2">config.status: creating docs/slides/Makefile</text:p>
      <text:p text:style-name="P2">config.status: creating docs/xsl/Makefile</text:p>
      <text:p text:style-name="P2">config.status: creating docs/version.entities</text:p>
      <text:p text:style-name="P2">config.status: creating m4/Makefile</text:p>
      <text:p text:style-name="P2">config.status: creating pkgconfig/Makefile</text:p>
      <text:p text:style-name="P2">config.status: creating stamp.h</text:p>
      <text:p text:style-name="P2">config.status: creating pkgconfig/gstreamer.pc</text:p>
      <text:p text:style-name="P2">config.status: creating pkgconfig/gstreamer-uninstalled.pc</text:p>
      <text:p text:style-name="P2">config.status: creating pkgconfig/gstreamer-base.pc</text:p>
      <text:p text:style-name="P2">config.status: creating pkgconfig/gstreamer-base-uninstalled.pc</text:p>
      <text:p text:style-name="P2">config.status: creating pkgconfig/gstreamer-check.pc</text:p>
      <text:p text:style-name="P2">config.status: creating pkgconfig/gstreamer-check-uninstalled.pc</text:p>
      <text:p text:style-name="P2">config.status: creating pkgconfig/gstreamer-controller.pc</text:p>
      <text:p text:style-name="P2">config.status: creating pkgconfig/gstreamer-controller-uninstalled.pc</text:p>
      <text:p text:style-name="P2">config.status: creating pkgconfig/gstreamer-net.pc</text:p>
      <text:p text:style-name="P2">config.status: creating pkgconfig/gstreamer-net-uninstalled.pc</text:p>
      <text:p text:style-name="P2">config.status: creating gstreamer.spec</text:p>
      <text:p text:style-name="P2">config.status: creating config.h</text:p>
      <text:p text:style-name="P2">config.status: executing depfiles commands</text:p>
      <text:p text:style-name="P2">config.status: executing libtool commands</text:p>
      <text:p text:style-name="P2">config.status: executing po-directories commands</text:p>
      <text:p text:style-name="P2">config.status: creating po/POTFILES</text:p>
      <text:p text:style-name="P2">config.status: creating po/Makefile</text:p>
      <text:p text:style-name="P2">config.status: executing _stdint.h commands</text:p>
      <text:p text:style-name="P2">config.status: creating _stdint.h : _GSTREAMER__STDINT_H</text:p>
      <text:p text:style-name="P2"/>
      <text:p text:style-name="P2"/>
      <text:p text:style-name="P2">Configuration</text:p>
      <text:p text:style-name="P2"><text:tab/>Version <text:s text:c="19"/>: 1.8.0</text:p>
      <text:p text:style-name="P2"><text:tab/>Source code location <text:s text:c="6"/>: .</text:p>
      <text:p text:style-name="P2"><text:tab/>Prefix <text:s text:c="20"/>: /usr/local</text:p>
      <text:p text:style-name="P2"><text:tab/>Compiler <text:s text:c="18"/>: gcc</text:p>
      <text:p text:style-name="P2"><text:tab/>Package name <text:s text:c="14"/>: GStreamer source release</text:p>
      <text:p text:style-name="P2"><text:tab/>Package origin <text:s text:c="12"/>: Unknown package origin</text:p>
      <text:p text:style-name="P2"/>
      <text:p text:style-name="P2"><text:tab/>Documentation (manuals) <text:s text:c="3"/>: no</text:p>
      <text:p text:style-name="P2"><text:tab/>Documentation (API) <text:s text:c="7"/>: no</text:p>
      <text:p text:style-name="P2"/>
      <text:p text:style-name="P2"><text:tab/>Debug logging <text:s text:c="13"/>: yes</text:p>
      <text:p text:style-name="P2"><text:tab/>Tracing subsystem hooks <text:s text:c="3"/>: yes</text:p>
      <text:p text:style-name="P2"><text:tab/>Command-line parser <text:s text:c="7"/>: yes</text:p>
      <text:p text:style-name="P2"><text:tab/>Option parsing in gst_init : yes</text:p>
      <text:p text:style-name="P2"><text:tab/>Historic tracing subsystem : yes</text:p>
      <text:p text:style-name="P2"><text:tab/>Allocation tracing <text:s text:c="8"/>: yes</text:p>
      <text:p text:style-name="P2"><text:tab/>Plugin registry <text:s text:c="11"/>: yes</text:p>
      <text:p text:style-name="P2"><text:tab/>Plugin support<text:tab/> <text:s text:c="10"/>: yes</text:p>
      <text:p text:style-name="P2"><text:tab/>Static plugins <text:s text:c="12"/>: no</text:p>
      <text:p text:style-name="P2"><text:tab/>Unit testing support <text:s text:c="6"/>: yes</text:p>
      <text:p text:style-name="P2"><text:tab/>PTP clock support <text:s text:c="9"/>: yes</text:p>
      <text:p text:style-name="P2"><text:soft-page-break/></text:p>
      <text:p text:style-name="P2"><text:tab/>Debug <text:s text:c="21"/>: yes</text:p>
      <text:p text:style-name="P2"><text:tab/>Profiling <text:s text:c="17"/>: no</text:p>
      <text:p text:style-name="P2"/>
      <text:p text:style-name="P2"><text:tab/>Building benchmarks <text:s text:c="7"/>: yes</text:p>
      <text:p text:style-name="P2"><text:tab/>Building examples <text:s text:c="9"/>: yes</text:p>
      <text:p text:style-name="P2"><text:tab/>Building test apps <text:s text:c="8"/>: yes</text:p>
      <text:p text:style-name="P2"><text:tab/>Building tests that fail <text:s text:c="2"/>: no</text:p>
      <text:p text:style-name="P2"><text:tab/>Building tools <text:s text:c="12"/>: yes</text:p>
      <text:p text:style-name="P2"/>
      <text:p text:style-name="P3">mahannee@VTA076L:~/packages/gstreamer/gstreamer1.0-1.8.0$ ls</text:p>
      <text:p text:style-name="P4">ABOUT-NLS <text:s text:c="2"/>compile <text:s text:c="6"/>config.status <text:s/>debian <text:s text:c="15"/>gstreamer.spec <text:s text:c="4"/>ltmain.sh <text:s text:c="3"/>missing <text:s text:c="3"/>RELEASE <text:s text:c="4"/>test-driver</text:p>
      <text:p text:style-name="P4">aclocal.m4 <text:s/>config.guess <text:s/>config.sub <text:s text:c="4"/>depcomp <text:s text:c="14"/>gstreamer.spec.in <text:s/>m4 <text:s text:c="10"/>NEWS <text:s text:c="6"/>scripts <text:s text:c="4"/>tests</text:p>
      <text:p text:style-name="P4">AUTHORS <text:s text:c="4"/>config.h <text:s text:c="5"/>configure <text:s text:c="5"/>docs <text:s text:c="17"/>INSTALL <text:s text:c="11"/>MAINTAINERS <text:s/>pkgconfig <text:s/>stamp.h <text:s text:c="4"/>TODO</text:p>
      <text:p text:style-name="P4">autogen.sh <text:s/>config.h.in <text:s text:c="2"/>configure.ac <text:s text:c="2"/>gst <text:s text:c="18"/>install-sh <text:s text:c="8"/>Makefile <text:s text:c="4"/>plugins <text:s text:c="3"/>stamp-h1 <text:s text:c="3"/>tools</text:p>
      <text:p text:style-name="P4">ChangeLog <text:s text:c="2"/>config.log <text:s text:c="3"/>COPYING <text:s text:c="7"/>gst-element-check.m4 <text:s/>libs <text:s text:c="14"/>Makefile.am <text:s/>po <text:s text:c="8"/>stamp.h.in <text:s/>win32</text:p>
      <text:p text:style-name="P4">common <text:s text:c="5"/>config.rpath <text:s/>data <text:s text:c="10"/>gstreamer.doap <text:s text:c="7"/>libtool <text:s text:c="11"/>Makefile.in <text:s/>README <text:s text:c="4"/>_stdint.h</text:p>
      <text:p text:style-name="P3">mahannee@VTA076L:~/packages/gstreamer/gstreamer1.0-1.8.0$ make -j4</text:p>
      <text:p text:style-name="P2">make <text:s/>all-recursive</text:p>
      <text:p text:style-name="P2">make[1]: Entering directory '/home/mahannee/packages/gstreamer/gstreamer1.0-1.8.0'</text:p>
      <text:p text:style-name="P2">Making all in pkgconfig</text:p>
      <text:p text:style-name="P2">make[2]: Entering directory '/home/mahannee/packages/gstreamer/gstreamer1.0-1.8.0/pkgconfig'</text:p>
      <text:p text:style-name="P2"><text:s text:c="2"/>CP <text:s text:c="4"/>gstreamer-base-1.0.pc</text:p>
      <text:p text:style-name="P2"><text:s text:c="2"/>CP <text:s text:c="4"/>gstreamer-1.0.pc</text:p>
      <text:p text:style-name="P2"><text:s text:c="2"/>CP <text:s text:c="4"/>gstreamer-check-1.0.pc</text:p>
      <text:p text:style-name="P2"><text:s text:c="2"/>CP <text:s text:c="4"/>gstreamer-controller-1.0.pc</text:p>
      <text:p text:style-name="P2"><text:s text:c="2"/>CP <text:s text:c="4"/>gstreamer-1.0-uninstalled.pc</text:p>
      <text:p text:style-name="P2"><text:s text:c="2"/>CP <text:s text:c="4"/>gstreamer-base-1.0-uninstalled.pc</text:p>
      <text:p text:style-name="P2"><text:s text:c="2"/>CP <text:s text:c="4"/>gstreamer-check-1.0-uninstalled.pc</text:p>
      <text:p text:style-name="P2"><text:s text:c="2"/>CP <text:s text:c="4"/>gstreamer-net-1.0.pc</text:p>
      <text:p text:style-name="P2"><text:s text:c="2"/>CP <text:s text:c="4"/>gstreamer-controller-1.0-uninstalled.pc</text:p>
      <text:p text:style-name="P2"><text:s text:c="2"/>CP <text:s text:c="4"/>gstreamer-net-1.0-uninstalled.pc</text:p>
      <text:p text:style-name="P2">make[2]: Leaving directory '/home/mahannee/packages/gstreamer/gstreamer1.0-1.8.0/pkgconfig'</text:p>
      <text:p text:style-name="P2">Making all in gst</text:p>
      <text:p text:style-name="P2">make[2]: Entering directory '/home/mahannee/packages/gstreamer/gstreamer1.0-1.8.0/gst'</text:p>
      <text:p text:style-name="P2"><text:s text:c="2"/>GEN <text:s text:c="5"/>gstenumtypes.c</text:p>
      <text:p text:style-name="P2"><text:s text:c="2"/>GEN <text:s text:c="5"/>gstenumtypes.h</text:p>
      <text:p text:style-name="P2">make <text:s/>all-recursive</text:p>
      <text:p text:style-name="P2">make[3]: Entering directory '/home/mahannee/packages/gstreamer/gstreamer1.0-1.8.0/gst'</text:p>
      <text:p text:style-name="P2">Making all in parse</text:p>
      <text:p text:style-name="P2">make[4]: Entering directory '/home/mahannee/packages/gstreamer/gstreamer1.0-1.8.0/gst/parse'</text:p>
      <text:p text:style-name="P2"><text:s text:c="2"/>GEN <text:s text:c="5"/>grammar.tab.h</text:p>
      <text:p text:style-name="P2"><text:s text:c="2"/>GEN <text:s text:c="5"/>lex.priv_gst_parse_yy.c</text:p>
      <text:p text:style-name="P2"><text:s text:c="2"/>CC <text:s text:c="6"/>libgstparse_la-lex.priv_gst_parse_yy.lo</text:p>
      <text:p text:style-name="P2"><text:s text:c="2"/>CC <text:s text:c="6"/>libgstparse_la-grammar.tab.lo</text:p>
      <text:p text:style-name="P2"><text:s text:c="2"/>CCLD <text:s text:c="4"/>libgstparse.la</text:p>
      <text:p text:style-name="P2"><text:soft-page-break/>ar: `u' modifier ignored since `D' is the default (see `U')</text:p>
      <text:p text:style-name="P2">make[4]: Leaving directory '/home/mahannee/packages/gstreamer/gstreamer1.0-1.8.0/gst/parse'</text:p>
      <text:p text:style-name="P2">Making all in printf</text:p>
      <text:p text:style-name="P2">make[4]: Entering directory '/home/mahannee/packages/gstreamer/gstreamer1.0-1.8.0/gst/printf'</text:p>
      <text:p text:style-name="P2"><text:s text:c="2"/>CC <text:s text:c="6"/>libgstprintf_la-asnprintf.lo</text:p>
      <text:p text:style-name="P2"><text:s text:c="2"/>CC <text:s text:c="6"/>libgstprintf_la-printf-parse.lo</text:p>
      <text:p text:style-name="P2"><text:s text:c="2"/>CC <text:s text:c="6"/>libgstprintf_la-vasnprintf.lo</text:p>
      <text:p text:style-name="P2"><text:s text:c="2"/>CC <text:s text:c="6"/>libgstprintf_la-printf-args.lo</text:p>
      <text:p text:style-name="P2"><text:s text:c="2"/>CC <text:s text:c="6"/>libgstprintf_la-printf.lo</text:p>
      <text:p text:style-name="P2"><text:s text:c="2"/>CC <text:s text:c="6"/>libgstprintf_la-printf-extension.lo</text:p>
      <text:p text:style-name="P2"><text:s text:c="2"/>CCLD <text:s text:c="4"/>libgstprintf.la</text:p>
      <text:p text:style-name="P2">ar: `u' modifier ignored since `D' is the default (see `U')</text:p>
      <text:p text:style-name="P2">make[4]: Leaving directory '/home/mahannee/packages/gstreamer/gstreamer1.0-1.8.0/gst/printf'</text:p>
      <text:p text:style-name="P2">make[4]: Entering directory '/home/mahannee/packages/gstreamer/gstreamer1.0-1.8.0/gst'</text:p>
      <text:p text:style-name="P2"><text:s text:c="2"/>CC <text:s text:c="6"/>libgstreamer_1.0_la-gst.lo</text:p>
      <text:p text:style-name="P2"><text:s text:c="2"/>CC <text:s text:c="6"/>libgstreamer_1.0_la-gstallocator.lo</text:p>
      <text:p text:style-name="P2"><text:s text:c="2"/>CC <text:s text:c="6"/>libgstreamer_1.0_la-gstobject.lo</text:p>
      <text:p text:style-name="P2"><text:s text:c="2"/>CC <text:s text:c="6"/>libgstreamer_1.0_la-gstbin.lo</text:p>
      <text:p text:style-name="P2"><text:s text:c="2"/>CC <text:s text:c="6"/>libgstreamer_1.0_la-gstbuffer.lo</text:p>
      <text:p text:style-name="P2"><text:s text:c="2"/>CC <text:s text:c="6"/>libgstreamer_1.0_la-gstbufferlist.lo</text:p>
      <text:p text:style-name="P2"><text:s text:c="2"/>CC <text:s text:c="6"/>libgstreamer_1.0_la-gstbufferpool.lo</text:p>
      <text:p text:style-name="P2"><text:s text:c="2"/>CC <text:s text:c="6"/>libgstreamer_1.0_la-gstbus.lo</text:p>
      <text:p text:style-name="P2"><text:s text:c="2"/>CC <text:s text:c="6"/>libgstreamer_1.0_la-gstcaps.lo</text:p>
      <text:p text:style-name="P2"><text:s text:c="2"/>CC <text:s text:c="6"/>libgstreamer_1.0_la-gstcapsfeatures.lo</text:p>
      <text:p text:style-name="P2"><text:s text:c="2"/>CC <text:s text:c="6"/>libgstreamer_1.0_la-gstchildproxy.lo</text:p>
      <text:p text:style-name="P2"><text:s text:c="2"/>CC <text:s text:c="6"/>libgstreamer_1.0_la-gstclock.lo</text:p>
      <text:p text:style-name="P2"><text:s text:c="2"/>CC <text:s text:c="6"/>libgstreamer_1.0_la-gstclock-linreg.lo</text:p>
      <text:p text:style-name="P2"><text:s text:c="2"/>CC <text:s text:c="6"/>libgstreamer_1.0_la-gstcontext.lo</text:p>
      <text:p text:style-name="P2"><text:s text:c="2"/>CC <text:s text:c="6"/>libgstreamer_1.0_la-gstcontrolbinding.lo</text:p>
      <text:p text:style-name="P2"><text:s text:c="2"/>CC <text:s text:c="6"/>libgstreamer_1.0_la-gstcontrolsource.lo</text:p>
      <text:p text:style-name="P2"><text:s text:c="2"/>CC <text:s text:c="6"/>libgstreamer_1.0_la-gstdatetime.lo</text:p>
      <text:p text:style-name="P2"><text:s text:c="2"/>CC <text:s text:c="6"/>libgstreamer_1.0_la-gstdebugutils.lo</text:p>
      <text:p text:style-name="P2"><text:s text:c="2"/>CC <text:s text:c="6"/>libgstreamer_1.0_la-gstdevice.lo</text:p>
      <text:p text:style-name="P2"><text:s text:c="2"/>CC <text:s text:c="6"/>libgstreamer_1.0_la-gstdevicemonitor.lo</text:p>
      <text:p text:style-name="P2"><text:s text:c="2"/>CC <text:s text:c="6"/>libgstreamer_1.0_la-gstdeviceprovider.lo</text:p>
      <text:p text:style-name="P2"><text:s text:c="2"/>CC <text:s text:c="6"/>libgstreamer_1.0_la-gstdeviceproviderfactory.lo</text:p>
      <text:p text:style-name="P2"><text:s text:c="2"/>CC <text:s text:c="6"/>libgstreamer_1.0_la-gstelement.lo</text:p>
      <text:p text:style-name="P2"><text:s text:c="2"/>CC <text:s text:c="6"/>libgstreamer_1.0_la-gstelementfactory.lo</text:p>
      <text:p text:style-name="P2"><text:s text:c="2"/>CC <text:s text:c="6"/>libgstreamer_1.0_la-gsterror.lo</text:p>
      <text:p text:style-name="P2"><text:s text:c="2"/>CC <text:s text:c="6"/>libgstreamer_1.0_la-gstevent.lo</text:p>
      <text:p text:style-name="P2"><text:s text:c="2"/>CC <text:s text:c="6"/>libgstreamer_1.0_la-gstformat.lo</text:p>
      <text:p text:style-name="P2"><text:s text:c="2"/>CC <text:s text:c="6"/>libgstreamer_1.0_la-gstghostpad.lo</text:p>
      <text:p text:style-name="P2"><text:s text:c="2"/>CC <text:s text:c="6"/>libgstreamer_1.0_la-gstinfo.lo</text:p>
      <text:p text:style-name="P2"><text:s text:c="2"/>CC <text:s text:c="6"/>libgstreamer_1.0_la-gstiterator.lo</text:p>
      <text:p text:style-name="P2"><text:s text:c="2"/>CC <text:s text:c="6"/>libgstreamer_1.0_la-gstatomicqueue.lo</text:p>
      <text:p text:style-name="P2"><text:s text:c="2"/>CC <text:s text:c="6"/>libgstreamer_1.0_la-gstmessage.lo</text:p>
      <text:p text:style-name="P2"><text:s text:c="2"/>CC <text:s text:c="6"/>libgstreamer_1.0_la-gstmeta.lo</text:p>
      <text:p text:style-name="P2"><text:s text:c="2"/>CC <text:s text:c="6"/>libgstreamer_1.0_la-gstmemory.lo</text:p>
      <text:p text:style-name="P2"><text:s text:c="2"/>CC <text:s text:c="6"/>libgstreamer_1.0_la-gstminiobject.lo</text:p>
      <text:p text:style-name="P2"><text:s text:c="2"/>CC <text:s text:c="6"/>libgstreamer_1.0_la-gstpad.lo</text:p>
      <text:p text:style-name="P2"><text:s text:c="2"/>CC <text:s text:c="6"/>libgstreamer_1.0_la-gstpadtemplate.lo</text:p>
      <text:p text:style-name="P2"><text:s text:c="2"/>CC <text:s text:c="6"/>libgstreamer_1.0_la-gstparamspecs.lo</text:p>
      <text:p text:style-name="P2"><text:soft-page-break/><text:s text:c="2"/>CC <text:s text:c="6"/>libgstreamer_1.0_la-gstpipeline.lo</text:p>
      <text:p text:style-name="P2"><text:s text:c="2"/>CC <text:s text:c="6"/>libgstreamer_1.0_la-gstplugin.lo</text:p>
      <text:p text:style-name="P2"><text:s text:c="2"/>CC <text:s text:c="6"/>libgstreamer_1.0_la-gstpluginfeature.lo</text:p>
      <text:p text:style-name="P2"><text:s text:c="2"/>CC <text:s text:c="6"/>libgstreamer_1.0_la-gstpluginloader.lo</text:p>
      <text:p text:style-name="P2"><text:s text:c="2"/>CC <text:s text:c="6"/>libgstreamer_1.0_la-gstpoll.lo</text:p>
      <text:p text:style-name="P2"><text:s text:c="2"/>CC <text:s text:c="6"/>libgstreamer_1.0_la-gstpreset.lo</text:p>
      <text:p text:style-name="P2"><text:s text:c="2"/>CC <text:s text:c="6"/>libgstreamer_1.0_la-gstprotection.lo</text:p>
      <text:p text:style-name="P2"><text:s text:c="2"/>CC <text:s text:c="6"/>libgstreamer_1.0_la-gstquark.lo</text:p>
      <text:p text:style-name="P2"><text:s text:c="2"/>CC <text:s text:c="6"/>libgstreamer_1.0_la-gstquery.lo</text:p>
      <text:p text:style-name="P2"><text:s text:c="2"/>CC <text:s text:c="6"/>libgstreamer_1.0_la-gstregistry.lo</text:p>
      <text:p text:style-name="P2"><text:s text:c="2"/>CC <text:s text:c="6"/>libgstreamer_1.0_la-gstregistrychunks.lo</text:p>
      <text:p text:style-name="P2"><text:s text:c="2"/>CC <text:s text:c="6"/>libgstreamer_1.0_la-gstsample.lo</text:p>
      <text:p text:style-name="P2"><text:s text:c="2"/>CC <text:s text:c="6"/>libgstreamer_1.0_la-gstsegment.lo</text:p>
      <text:p text:style-name="P2"><text:s text:c="2"/>CC <text:s text:c="6"/>libgstreamer_1.0_la-gststructure.lo</text:p>
      <text:p text:style-name="P2"><text:s text:c="2"/>CC <text:s text:c="6"/>libgstreamer_1.0_la-gstsystemclock.lo</text:p>
      <text:p text:style-name="P2"><text:s text:c="2"/>CC <text:s text:c="6"/>libgstreamer_1.0_la-gsttaglist.lo</text:p>
      <text:p text:style-name="P2"><text:s text:c="2"/>CC <text:s text:c="6"/>libgstreamer_1.0_la-gsttagsetter.lo</text:p>
      <text:p text:style-name="P2"><text:s text:c="2"/>CC <text:s text:c="6"/>libgstreamer_1.0_la-gsttask.lo</text:p>
      <text:p text:style-name="P2"><text:s text:c="2"/>CC <text:s text:c="6"/>libgstreamer_1.0_la-gsttaskpool.lo</text:p>
      <text:p text:style-name="P2"><text:s text:c="2"/>CC <text:s text:c="6"/>libgstreamer_1.0_la-gsttoc.lo</text:p>
      <text:p text:style-name="P2"><text:s text:c="2"/>CC <text:s text:c="6"/>libgstreamer_1.0_la-gsttocsetter.lo</text:p>
      <text:p text:style-name="P2"><text:s text:c="2"/>CC <text:s text:c="6"/>libgstreamer_1.0_la-gsttrace.lo</text:p>
      <text:p text:style-name="P2"><text:s text:c="2"/>CC <text:s text:c="6"/>libgstreamer_1.0_la-gsttracer.lo</text:p>
      <text:p text:style-name="P2"><text:s text:c="2"/>CC <text:s text:c="6"/>libgstreamer_1.0_la-gsttracerfactory.lo</text:p>
      <text:p text:style-name="P2"><text:s text:c="2"/>CC <text:s text:c="6"/>libgstreamer_1.0_la-gsttracerrecord.lo</text:p>
      <text:p text:style-name="P2"><text:s text:c="2"/>CC <text:s text:c="6"/>libgstreamer_1.0_la-gsttracerutils.lo</text:p>
      <text:p text:style-name="P2"><text:s text:c="2"/>CC <text:s text:c="6"/>libgstreamer_1.0_la-gsttypefind.lo</text:p>
      <text:p text:style-name="P2"><text:s text:c="2"/>CC <text:s text:c="6"/>libgstreamer_1.0_la-gsttypefindfactory.lo</text:p>
      <text:p text:style-name="P2"><text:s text:c="2"/>CC <text:s text:c="6"/>libgstreamer_1.0_la-gsturi.lo</text:p>
      <text:p text:style-name="P2"><text:s text:c="2"/>CC <text:s text:c="6"/>libgstreamer_1.0_la-gstutils.lo</text:p>
      <text:p text:style-name="P2"><text:s text:c="2"/>CC <text:s text:c="6"/>libgstreamer_1.0_la-gstvalue.lo</text:p>
      <text:p text:style-name="P2"><text:s text:c="2"/>CC <text:s text:c="6"/>libgstreamer_1.0_la-gstparse.lo</text:p>
      <text:p text:style-name="P2"><text:s text:c="2"/>CC <text:s text:c="6"/>libgstreamer_1.0_la-gstregistrybinary.lo</text:p>
      <text:p text:style-name="P2"><text:s text:c="2"/>CC <text:s text:c="6"/>libgstreamer_1.0_la-gstenumtypes.lo</text:p>
      <text:p text:style-name="P2"><text:s text:c="2"/>CCLD <text:s text:c="4"/>libgstreamer-1.0.la</text:p>
      <text:p text:style-name="P2">make[4]: Leaving directory '/home/mahannee/packages/gstreamer/gstreamer1.0-1.8.0/gst'</text:p>
      <text:p text:style-name="P2">make[3]: Leaving directory '/home/mahannee/packages/gstreamer/gstreamer1.0-1.8.0/gst'</text:p>
      <text:p text:style-name="P2">make[2]: Leaving directory '/home/mahannee/packages/gstreamer/gstreamer1.0-1.8.0/gst'</text:p>
      <text:p text:style-name="P2">Making all in libs</text:p>
      <text:p text:style-name="P2">make[2]: Entering directory '/home/mahannee/packages/gstreamer/gstreamer1.0-1.8.0/libs'</text:p>
      <text:p text:style-name="P2">Making all in gst</text:p>
      <text:p text:style-name="P2">make[3]: Entering directory '/home/mahannee/packages/gstreamer/gstreamer1.0-1.8.0/libs/gst'</text:p>
      <text:p text:style-name="P2">Making all in base</text:p>
      <text:p text:style-name="P2">make[4]: Entering directory '/home/mahannee/packages/gstreamer/gstreamer1.0-1.8.0/libs/gst/base'</text:p>
      <text:p text:style-name="P2"><text:s text:c="2"/>CC <text:s text:c="6"/>libgstbase_1.0_la-gstbaseparse.lo</text:p>
      <text:p text:style-name="P2"><text:s text:c="2"/>CC <text:s text:c="6"/>libgstbase_1.0_la-gstbasesrc.lo</text:p>
      <text:p text:style-name="P2"><text:s text:c="2"/>CC <text:s text:c="6"/>libgstbase_1.0_la-gstbasesink.lo</text:p>
      <text:p text:style-name="P2"><text:s text:c="2"/>CC <text:s text:c="6"/>libgstbase_1.0_la-gstadapter.lo</text:p>
      <text:p text:style-name="P2"><text:s text:c="2"/>CC <text:s text:c="6"/>libgstbase_1.0_la-gstbasetransform.lo</text:p>
      <text:p text:style-name="P2"><text:s text:c="2"/>CC <text:s text:c="6"/>libgstbase_1.0_la-gstbitreader.lo</text:p>
      <text:p text:style-name="P2"><text:s text:c="2"/>CC <text:s text:c="6"/>libgstbase_1.0_la-gstbytereader.lo</text:p>
      <text:p text:style-name="P2"><text:s text:c="2"/>CC <text:s text:c="6"/>libgstbase_1.0_la-gstbytewriter.lo</text:p>
      <text:p text:style-name="P2"><text:soft-page-break/><text:s text:c="2"/>CC <text:s text:c="6"/>libgstbase_1.0_la-gstcollectpads.lo</text:p>
      <text:p text:style-name="P2"><text:s text:c="2"/>CC <text:s text:c="6"/>libgstbase_1.0_la-gstdataqueue.lo</text:p>
      <text:p text:style-name="P2"><text:s text:c="2"/>CC <text:s text:c="6"/>libgstbase_1.0_la-gstflowcombiner.lo</text:p>
      <text:p text:style-name="P2"><text:s text:c="2"/>CC <text:s text:c="6"/>libgstbase_1.0_la-gstpushsrc.lo</text:p>
      <text:p text:style-name="P2"><text:s text:c="2"/>CC <text:s text:c="6"/>libgstbase_1.0_la-gstqueuearray.lo</text:p>
      <text:p text:style-name="P2"><text:s text:c="2"/>CC <text:s text:c="6"/>libgstbase_1.0_la-gsttypefindhelper.lo</text:p>
      <text:p text:style-name="P2"><text:s text:c="2"/>CCLD <text:s text:c="4"/>libgstbase-1.0.la</text:p>
      <text:p text:style-name="P2">make[4]: Leaving directory '/home/mahannee/packages/gstreamer/gstreamer1.0-1.8.0/libs/gst/base'</text:p>
      <text:p text:style-name="P2">Making all in controller</text:p>
      <text:p text:style-name="P2">make[4]: Entering directory '/home/mahannee/packages/gstreamer/gstreamer1.0-1.8.0/libs/gst/controller'</text:p>
      <text:p text:style-name="P2"><text:s text:c="2"/>CC <text:s text:c="6"/>libgstcontroller_1.0_la-gstargbcontrolbinding.lo</text:p>
      <text:p text:style-name="P2"><text:s text:c="2"/>CC <text:s text:c="6"/>libgstcontroller_1.0_la-gsttimedvaluecontrolsource.lo</text:p>
      <text:p text:style-name="P2"><text:s text:c="2"/>CC <text:s text:c="6"/>libgstcontroller_1.0_la-gstinterpolationcontrolsource.lo</text:p>
      <text:p text:style-name="P2"><text:s text:c="2"/>CC <text:s text:c="6"/>libgstcontroller_1.0_la-gstdirectcontrolbinding.lo</text:p>
      <text:p text:style-name="P2"><text:s text:c="2"/>CC <text:s text:c="6"/>libgstcontroller_1.0_la-gsttriggercontrolsource.lo</text:p>
      <text:p text:style-name="P2"><text:s text:c="2"/>CC <text:s text:c="6"/>libgstcontroller_1.0_la-gstlfocontrolsource.lo</text:p>
      <text:p text:style-name="P2"><text:s text:c="2"/>CCLD <text:s text:c="4"/>libgstcontroller-1.0.la</text:p>
      <text:p text:style-name="P2">make[4]: Leaving directory '/home/mahannee/packages/gstreamer/gstreamer1.0-1.8.0/libs/gst/controller'</text:p>
      <text:p text:style-name="P2">Making all in net</text:p>
      <text:p text:style-name="P2">make[4]: Entering directory '/home/mahannee/packages/gstreamer/gstreamer1.0-1.8.0/libs/gst/net'</text:p>
      <text:p text:style-name="P2"><text:s text:c="2"/>CC <text:s text:c="6"/>libgstnet_1.0_la-gstnetaddressmeta.lo</text:p>
      <text:p text:style-name="P2"><text:s text:c="2"/>CC <text:s text:c="6"/>libgstnet_1.0_la-gstnetcontrolmessagemeta.lo</text:p>
      <text:p text:style-name="P2"><text:s text:c="2"/>CC <text:s text:c="6"/>libgstnet_1.0_la-gstnettimepacket.lo</text:p>
      <text:p text:style-name="P2"><text:s text:c="2"/>CC <text:s text:c="6"/>libgstnet_1.0_la-gstnetclientclock.lo</text:p>
      <text:p text:style-name="P2"><text:s text:c="2"/>CC <text:s text:c="6"/>libgstnet_1.0_la-gstnettimeprovider.lo</text:p>
      <text:p text:style-name="P2"><text:s text:c="2"/>CC <text:s text:c="6"/>libgstnet_1.0_la-gstptpclock.lo</text:p>
      <text:p text:style-name="P2"><text:s text:c="2"/>CC <text:s text:c="6"/>libgstnet_1.0_la-gstntppacket.lo</text:p>
      <text:p text:style-name="P2"><text:s text:c="2"/>CCLD <text:s text:c="4"/>libgstnet-1.0.la</text:p>
      <text:p text:style-name="P2">make[4]: Leaving directory '/home/mahannee/packages/gstreamer/gstreamer1.0-1.8.0/libs/gst/net'</text:p>
      <text:p text:style-name="P2">Making all in check</text:p>
      <text:p text:style-name="P2">make[4]: Entering directory '/home/mahannee/packages/gstreamer/gstreamer1.0-1.8.0/libs/gst/check'</text:p>
      <text:p text:style-name="P2">Making all in libcheck</text:p>
      <text:p text:style-name="P2">make[5]: Entering directory '/home/mahannee/packages/gstreamer/gstreamer1.0-1.8.0/libs/gst/check/libcheck'</text:p>
      <text:p text:style-name="P2"><text:s text:c="2"/>CC <text:s text:c="6"/>libcheckinternal_la-check.lo</text:p>
      <text:p text:style-name="P2"><text:s text:c="2"/>CC <text:s text:c="6"/>libcheckinternal_la-check_log.lo</text:p>
      <text:p text:style-name="P2"><text:s text:c="2"/>CC <text:s text:c="6"/>libcheckinternal_la-check_list.lo</text:p>
      <text:p text:style-name="P2"><text:s text:c="2"/>CC <text:s text:c="6"/>libcheckinternal_la-check_error.lo</text:p>
      <text:p text:style-name="P2"><text:s text:c="2"/>CC <text:s text:c="6"/>libcheckinternal_la-check_msg.lo</text:p>
      <text:p text:style-name="P2"><text:s text:c="2"/>CC <text:s text:c="6"/>libcheckinternal_la-check_pack.lo</text:p>
      <text:p text:style-name="P2"><text:s text:c="2"/>CC <text:s text:c="6"/>libcheckinternal_la-check_print.lo</text:p>
      <text:p text:style-name="P2"><text:s text:c="2"/>CC <text:s text:c="6"/>libcheckinternal_la-check_run.lo</text:p>
      <text:p text:style-name="P2"><text:s text:c="2"/>CC <text:s text:c="6"/>libcheckinternal_la-check_str.lo</text:p>
      <text:p text:style-name="P2"><text:s text:c="2"/>CC <text:s text:c="6"/>libcheckinternal_la-libcompat.lo</text:p>
      <text:p text:style-name="P2"><text:s text:c="2"/>CCLD <text:s text:c="4"/>libcheckinternal.la</text:p>
      <text:p text:style-name="P2">ar: `u' modifier ignored since `D' is the default (see `U')</text:p>
      <text:p text:style-name="P2">make[5]: Leaving directory '/home/mahannee/packages/gstreamer/gstreamer1.0-1.8.0/libs/gst/check/libcheck'</text:p>
      <text:p text:style-name="P2"><text:soft-page-break/>make[5]: Entering directory '/home/mahannee/packages/gstreamer/gstreamer1.0-1.8.0/libs/gst/check'</text:p>
      <text:p text:style-name="P2"><text:s text:c="2"/>CC <text:s text:c="6"/>libgstcheck_1.0_la-gstbufferstraw.lo</text:p>
      <text:p text:style-name="P2"><text:s text:c="2"/>CC <text:s text:c="6"/>libgstcheck_1.0_la-gstcheck.lo</text:p>
      <text:p text:style-name="P2"><text:s text:c="2"/>CC <text:s text:c="6"/>libgstcheck_1.0_la-gstconsistencychecker.lo</text:p>
      <text:p text:style-name="P2"><text:s text:c="2"/>CC <text:s text:c="6"/>libgstcheck_1.0_la-gstharness.lo</text:p>
      <text:p text:style-name="P2"><text:s text:c="2"/>CC <text:s text:c="6"/>libgstcheck_1.0_la-gsttestclock.lo</text:p>
      <text:p text:style-name="P2"><text:s text:c="2"/>GEN <text:s text:c="5"/>exports.sym</text:p>
      <text:p text:style-name="P2"><text:s text:c="2"/>CCLD <text:s text:c="4"/>libgstcheck-1.0.la</text:p>
      <text:p text:style-name="P2">make[5]: Leaving directory '/home/mahannee/packages/gstreamer/gstreamer1.0-1.8.0/libs/gst/check'</text:p>
      <text:p text:style-name="P2">make[4]: Leaving directory '/home/mahannee/packages/gstreamer/gstreamer1.0-1.8.0/libs/gst/check'</text:p>
      <text:p text:style-name="P2">Making all in helpers</text:p>
      <text:p text:style-name="P2">make[4]: Entering directory '/home/mahannee/packages/gstreamer/gstreamer1.0-1.8.0/libs/gst/helpers'</text:p>
      <text:p text:style-name="P2"><text:s text:c="2"/>CC <text:s text:c="6"/>gst_plugin_scanner-gst-plugin-scanner.o</text:p>
      <text:p text:style-name="P2"><text:s text:c="2"/>CC <text:s text:c="6"/>gst_completion_helper_1.0-gst-completion-helper.o</text:p>
      <text:p text:style-name="P2"><text:s text:c="2"/>CC <text:s text:c="6"/>gst_ptp_helper-gst-ptp-helper.o</text:p>
      <text:p text:style-name="P2"><text:s text:c="2"/>CCLD <text:s text:c="4"/>gst-plugin-scanner</text:p>
      <text:p text:style-name="P2"><text:s text:c="2"/>CCLD <text:s text:c="4"/>gst-completion-helper-1.0</text:p>
      <text:p text:style-name="P2"><text:s text:c="2"/>CCLD <text:s text:c="4"/>gst-ptp-helper</text:p>
      <text:p text:style-name="P2">make[4]: Leaving directory '/home/mahannee/packages/gstreamer/gstreamer1.0-1.8.0/libs/gst/helpers'</text:p>
      <text:p text:style-name="P2">make[4]: Entering directory '/home/mahannee/packages/gstreamer/gstreamer1.0-1.8.0/libs/gst'</text:p>
      <text:p text:style-name="P2">make[4]: Nothing to be done for 'all-am'.</text:p>
      <text:p text:style-name="P2">make[4]: Leaving directory '/home/mahannee/packages/gstreamer/gstreamer1.0-1.8.0/libs/gst'</text:p>
      <text:p text:style-name="P2">make[3]: Leaving directory '/home/mahannee/packages/gstreamer/gstreamer1.0-1.8.0/libs/gst'</text:p>
      <text:p text:style-name="P2">make[3]: Entering directory '/home/mahannee/packages/gstreamer/gstreamer1.0-1.8.0/libs'</text:p>
      <text:p text:style-name="P2">make[3]: Nothing to be done for 'all-am'.</text:p>
      <text:p text:style-name="P2">make[3]: Leaving directory '/home/mahannee/packages/gstreamer/gstreamer1.0-1.8.0/libs'</text:p>
      <text:p text:style-name="P2">make[2]: Leaving directory '/home/mahannee/packages/gstreamer/gstreamer1.0-1.8.0/libs'</text:p>
      <text:p text:style-name="P2">Making all in plugins</text:p>
      <text:p text:style-name="P2">make[2]: Entering directory '/home/mahannee/packages/gstreamer/gstreamer1.0-1.8.0/plugins'</text:p>
      <text:p text:style-name="P2">Making all in elements</text:p>
      <text:p text:style-name="P2">make[3]: Entering directory '/home/mahannee/packages/gstreamer/gstreamer1.0-1.8.0/plugins/elements'</text:p>
      <text:p text:style-name="P2"><text:s text:c="2"/>CC <text:s text:c="6"/>libgstcoreelements_la-gstcapsfilter.lo</text:p>
      <text:p text:style-name="P2"><text:s text:c="2"/>CC <text:s text:c="6"/>libgstcoreelements_la-gstconcat.lo</text:p>
      <text:p text:style-name="P2"><text:s text:c="2"/>CC <text:s text:c="6"/>libgstcoreelements_la-gstelements.lo</text:p>
      <text:p text:style-name="P2"><text:s text:c="2"/>CC <text:s text:c="6"/>libgstcoreelements_la-gstdownloadbuffer.lo</text:p>
      <text:p text:style-name="P2"><text:s text:c="2"/>CC <text:s text:c="6"/>libgstcoreelements_la-gstelements_private.lo</text:p>
      <text:p text:style-name="P2"><text:s text:c="2"/>CC <text:s text:c="6"/>libgstcoreelements_la-gstfakesrc.lo</text:p>
      <text:p text:style-name="P2"><text:s text:c="2"/>CC <text:s text:c="6"/>libgstcoreelements_la-gstfakesink.lo</text:p>
      <text:p text:style-name="P2"><text:s text:c="2"/>CC <text:s text:c="6"/>libgstcoreelements_la-gstfdsrc.lo</text:p>
      <text:p text:style-name="P2"><text:s text:c="2"/>CC <text:s text:c="6"/>libgstcoreelements_la-gstfdsink.lo</text:p>
      <text:p text:style-name="P2"><text:s text:c="2"/>CC <text:s text:c="6"/>libgstcoreelements_la-gstfilesink.lo</text:p>
      <text:p text:style-name="P2"><text:s text:c="2"/>CC <text:s text:c="6"/>libgstcoreelements_la-gstfilesrc.lo</text:p>
      <text:p text:style-name="P2"><text:s text:c="2"/>CC <text:s text:c="6"/>libgstcoreelements_la-gstfunnel.lo</text:p>
      <text:p text:style-name="P2"><text:s text:c="2"/>CC <text:s text:c="6"/>libgstcoreelements_la-gstidentity.lo</text:p>
      <text:p text:style-name="P2"><text:s text:c="2"/>CC <text:s text:c="6"/>libgstcoreelements_la-gstinputselector.lo</text:p>
      <text:p text:style-name="P2"><text:s text:c="2"/>CC <text:s text:c="6"/>libgstcoreelements_la-gstoutputselector.lo</text:p>
      <text:p text:style-name="P2"><text:soft-page-break/><text:s text:c="2"/>CC <text:s text:c="6"/>libgstcoreelements_la-gstmultiqueue.lo</text:p>
      <text:p text:style-name="P2"><text:s text:c="2"/>CC <text:s text:c="6"/>libgstcoreelements_la-gstqueue.lo</text:p>
      <text:p text:style-name="P2"><text:s text:c="2"/>CC <text:s text:c="6"/>libgstcoreelements_la-gstqueue2.lo</text:p>
      <text:p text:style-name="P2"><text:s text:c="2"/>CC <text:s text:c="6"/>libgstcoreelements_la-gstsparsefile.lo</text:p>
      <text:p text:style-name="P2"><text:s text:c="2"/>CC <text:s text:c="6"/>libgstcoreelements_la-gsttee.lo</text:p>
      <text:p text:style-name="P2"><text:s text:c="2"/>CC <text:s text:c="6"/>libgstcoreelements_la-gsttypefindelement.lo</text:p>
      <text:p text:style-name="P2"><text:s text:c="2"/>CC <text:s text:c="6"/>libgstcoreelements_la-gststreamiddemux.lo</text:p>
      <text:p text:style-name="P2"><text:s text:c="2"/>CC <text:s text:c="6"/>libgstcoreelements_la-gstvalve.lo</text:p>
      <text:p text:style-name="P2"><text:s text:c="2"/>CCLD <text:s text:c="4"/>libgstcoreelements.la</text:p>
      <text:p text:style-name="P2">make[3]: Leaving directory '/home/mahannee/packages/gstreamer/gstreamer1.0-1.8.0/plugins/elements'</text:p>
      <text:p text:style-name="P2">Making all in tracers</text:p>
      <text:p text:style-name="P2">make[3]: Entering directory '/home/mahannee/packages/gstreamer/gstreamer1.0-1.8.0/plugins/tracers'</text:p>
      <text:p text:style-name="P2"><text:s text:c="2"/>CC <text:s text:c="6"/>libgstcoretracers_la-gstlatency.lo</text:p>
      <text:p text:style-name="P2"><text:s text:c="2"/>CC <text:s text:c="6"/>libgstcoretracers_la-gststats.lo</text:p>
      <text:p text:style-name="P2"><text:s text:c="2"/>CC <text:s text:c="6"/>libgstcoretracers_la-gstrusage.lo</text:p>
      <text:p text:style-name="P2"><text:s text:c="2"/>CC <text:s text:c="6"/>libgstcoretracers_la-gstlog.lo</text:p>
      <text:p text:style-name="P2"><text:s text:c="2"/>CC <text:s text:c="6"/>libgstcoretracers_la-gsttracers.lo</text:p>
      <text:p text:style-name="P2"><text:s text:c="2"/>CCLD <text:s text:c="4"/>libgstcoretracers.la</text:p>
      <text:p text:style-name="P2">make[3]: Leaving directory '/home/mahannee/packages/gstreamer/gstreamer1.0-1.8.0/plugins/tracers'</text:p>
      <text:p text:style-name="P2">make[3]: Entering directory '/home/mahannee/packages/gstreamer/gstreamer1.0-1.8.0/plugins'</text:p>
      <text:p text:style-name="P2">make[3]: Nothing to be done for 'all-am'.</text:p>
      <text:p text:style-name="P2">make[3]: Leaving directory '/home/mahannee/packages/gstreamer/gstreamer1.0-1.8.0/plugins'</text:p>
      <text:p text:style-name="P2">make[2]: Leaving directory '/home/mahannee/packages/gstreamer/gstreamer1.0-1.8.0/plugins'</text:p>
      <text:p text:style-name="P2">Making all in tests</text:p>
      <text:p text:style-name="P2">make[2]: Entering directory '/home/mahannee/packages/gstreamer/gstreamer1.0-1.8.0/tests'</text:p>
      <text:p text:style-name="P2">Making all in benchmarks</text:p>
      <text:p text:style-name="P2">make[3]: Entering directory '/home/mahannee/packages/gstreamer/gstreamer1.0-1.8.0/tests/benchmarks'</text:p>
      <text:p text:style-name="P2"><text:s text:c="2"/>CC <text:s text:c="6"/>capsnego.o</text:p>
      <text:p text:style-name="P2"><text:s text:c="2"/>CC <text:s text:c="6"/>controller-controller.o</text:p>
      <text:p text:style-name="P2"><text:s text:c="2"/>CC <text:s text:c="6"/>complexity.o</text:p>
      <text:p text:style-name="P2"><text:s text:c="2"/>CC <text:s text:c="6"/>caps.o</text:p>
      <text:p text:style-name="P2"><text:s text:c="2"/>CC <text:s text:c="6"/>init.o</text:p>
      <text:p text:style-name="P2"><text:s text:c="2"/>CC <text:s text:c="6"/>mass-elements.o</text:p>
      <text:p text:style-name="P2"><text:s text:c="2"/>CC <text:s text:c="6"/>gstpollstress.o</text:p>
      <text:p text:style-name="P2"><text:s text:c="2"/>CC <text:s text:c="6"/>gstpoolstress.o</text:p>
      <text:p text:style-name="P2"><text:s text:c="2"/>CC <text:s text:c="6"/>gstclockstress.o</text:p>
      <text:p text:style-name="P2"><text:s text:c="2"/>CC <text:s text:c="6"/>gstbufferstress.o</text:p>
      <text:p text:style-name="P2"><text:s text:c="2"/>CC <text:s text:c="6"/>tracerserialize.o</text:p>
      <text:p text:style-name="P2"><text:s text:c="2"/>CCLD <text:s text:c="4"/>caps</text:p>
      <text:p text:style-name="P2"><text:s text:c="2"/>CCLD <text:s text:c="4"/>capsnego</text:p>
      <text:p text:style-name="P2"><text:s text:c="2"/>CCLD <text:s text:c="4"/>complexity</text:p>
      <text:p text:style-name="P2"><text:s text:c="2"/>CCLD <text:s text:c="4"/>controller</text:p>
      <text:p text:style-name="P2"><text:s text:c="2"/>CCLD <text:s text:c="4"/>init</text:p>
      <text:p text:style-name="P2"><text:s text:c="2"/>CCLD <text:s text:c="4"/>mass-elements</text:p>
      <text:p text:style-name="P2"><text:s text:c="2"/>CCLD <text:s text:c="4"/>gstpollstress</text:p>
      <text:p text:style-name="P2"><text:s text:c="2"/>CCLD <text:s text:c="4"/>gstpoolstress</text:p>
      <text:p text:style-name="P2"><text:s text:c="2"/>CCLD <text:s text:c="4"/>gstclockstress</text:p>
      <text:p text:style-name="P2"><text:s text:c="2"/>CCLD <text:s text:c="4"/>gstbufferstress</text:p>
      <text:p text:style-name="P2"><text:soft-page-break/><text:s text:c="2"/>CCLD <text:s text:c="4"/>tracerserialize</text:p>
      <text:p text:style-name="P2">make[3]: Leaving directory '/home/mahannee/packages/gstreamer/gstreamer1.0-1.8.0/tests/benchmarks'</text:p>
      <text:p text:style-name="P2">Making all in check</text:p>
      <text:p text:style-name="P2">make[3]: Entering directory '/home/mahannee/packages/gstreamer/gstreamer1.0-1.8.0/tests/check'</text:p>
      <text:p text:style-name="P2">make[3]: Nothing to be done for 'all'.</text:p>
      <text:p text:style-name="P2">make[3]: Leaving directory '/home/mahannee/packages/gstreamer/gstreamer1.0-1.8.0/tests/check'</text:p>
      <text:p text:style-name="P2">Making all in misc</text:p>
      <text:p text:style-name="P2">make[3]: Entering directory '/home/mahannee/packages/gstreamer/gstreamer1.0-1.8.0/tests/misc'</text:p>
      <text:p text:style-name="P2">make[3]: Nothing to be done for 'all'.</text:p>
      <text:p text:style-name="P2">make[3]: Leaving directory '/home/mahannee/packages/gstreamer/gstreamer1.0-1.8.0/tests/misc'</text:p>
      <text:p text:style-name="P2">Making all in examples</text:p>
      <text:p text:style-name="P2">make[3]: Entering directory '/home/mahannee/packages/gstreamer/gstreamer1.0-1.8.0/tests/examples'</text:p>
      <text:p text:style-name="P2">make -C controller</text:p>
      <text:p text:style-name="P2">make -C helloworld</text:p>
      <text:p text:style-name="P2">make -C manual</text:p>
      <text:p text:style-name="P2">make -C memory</text:p>
      <text:p text:style-name="P2">make[4]: Entering directory '/home/mahannee/packages/gstreamer/gstreamer1.0-1.8.0/tests/examples/controller'</text:p>
      <text:p text:style-name="P2">make[4]: Entering directory '/home/mahannee/packages/gstreamer/gstreamer1.0-1.8.0/tests/examples/manual'</text:p>
      <text:p text:style-name="P2">/usr/bin/perl ./extract.pl gnome.c ../../../docs/manual/appendix-integration.xml</text:p>
      <text:p text:style-name="P2">make[4]: Entering directory '/home/mahannee/packages/gstreamer/gstreamer1.0-1.8.0/tests/examples/memory'</text:p>
      <text:p text:style-name="P2">make[4]: Entering directory '/home/mahannee/packages/gstreamer/gstreamer1.0-1.8.0/tests/examples/helloworld'</text:p>
      <text:p text:style-name="P2"><text:s text:c="2"/>CC <text:s text:c="6"/>audio-example.o</text:p>
      <text:p text:style-name="P2"><text:s text:c="2"/>CC <text:s text:c="6"/>helloworld-helloworld.o</text:p>
      <text:p text:style-name="P2"><text:s text:c="2"/>CC <text:s text:c="6"/>memory_test-memory_test.o</text:p>
      <text:p text:style-name="P2">Extracting gnome.c block a <text:s/>from ../../../docs/manual/appendix-integration.xml</text:p>
      <text:p text:style-name="P2">Extracting gnome.c block b <text:s/>from ../../../docs/manual/appendix-integration.xml</text:p>
      <text:p text:style-name="P2">Extracting gnome.c block c <text:s/>from ../../../docs/manual/appendix-integration.xml</text:p>
      <text:p text:style-name="P2">Writing gnome.c block a </text:p>
      <text:p text:style-name="P2">Writing gnome.c block b </text:p>
      <text:p text:style-name="P2">Writing gnome.c block c </text:p>
      <text:p text:style-name="P2">make <text:s/>all-am</text:p>
      <text:p text:style-name="P2">make[5]: Entering directory '/home/mahannee/packages/gstreamer/gstreamer1.0-1.8.0/tests/examples/manual'</text:p>
      <text:p text:style-name="P2"><text:s text:c="2"/>CC <text:s text:c="6"/>elementcreate.o</text:p>
      <text:p text:style-name="P2"><text:s text:c="2"/>CCLD <text:s text:c="4"/>helloworld</text:p>
      <text:p text:style-name="P2"><text:s text:c="2"/>CC <text:s text:c="6"/>memory_test-my-memory.o</text:p>
      <text:p text:style-name="P2"><text:s text:c="2"/>CC <text:s text:c="6"/>elementmake.o</text:p>
      <text:p text:style-name="P2"><text:s text:c="2"/>CC <text:s text:c="6"/>control-sources.o</text:p>
      <text:p text:style-name="P2"><text:s text:c="2"/>CC <text:s text:c="6"/>elementfactory.o</text:p>
      <text:p text:style-name="P2"><text:s text:c="2"/>CC <text:s text:c="6"/>memory_test-my-vidmem.o</text:p>
      <text:p text:style-name="P2"><text:s text:c="2"/>CC <text:s text:c="6"/>elementget.o</text:p>
      <text:p text:style-name="P2"><text:s text:c="2"/>CC <text:s text:c="6"/>text-color-example.o</text:p>
      <text:p text:style-name="P2"><text:s text:c="2"/>CC <text:s text:c="6"/>elementlink.o</text:p>
      <text:p text:style-name="P2">make[4]: Leaving directory '/home/mahannee/packages/gstreamer/gstreamer1.0-1.8.0/tests/examples/helloworld'</text:p>
      <text:p text:style-name="P2"><text:s text:c="2"/>CCLD <text:s text:c="4"/>memory_test</text:p>
      <text:p text:style-name="P2"><text:soft-page-break/><text:s text:c="2"/>CC <text:s text:c="6"/>absolute-example.o</text:p>
      <text:p text:style-name="P2"><text:s text:c="2"/>CC <text:s text:c="6"/>bin.o</text:p>
      <text:p text:style-name="P2">make -C netclock</text:p>
      <text:p text:style-name="P2"><text:s text:c="2"/>CC <text:s text:c="6"/>controller_graph-controller-graph.o</text:p>
      <text:p text:style-name="P2">make[4]: Entering directory '/home/mahannee/packages/gstreamer/gstreamer1.0-1.8.0/tests/examples/netclock'</text:p>
      <text:p text:style-name="P2"><text:s text:c="2"/>CC <text:s text:c="6"/>netclock_server-netclock-server.o</text:p>
      <text:p text:style-name="P2">make[4]: Leaving directory '/home/mahannee/packages/gstreamer/gstreamer1.0-1.8.0/tests/examples/memory'</text:p>
      <text:p text:style-name="P2"><text:s text:c="2"/>CC <text:s text:c="6"/>netclock_client-netclock-client.o</text:p>
      <text:p text:style-name="P2"><text:s text:c="2"/>CC <text:s text:c="6"/>pad.o</text:p>
      <text:p text:style-name="P2"><text:s text:c="2"/>CCLD <text:s text:c="4"/>netclock-server</text:p>
      <text:p text:style-name="P2"><text:s text:c="2"/>CC <text:s text:c="6"/>ghostpad.o</text:p>
      <text:p text:style-name="P2"><text:s text:c="2"/>CC <text:s text:c="6"/>helloworld.o</text:p>
      <text:p text:style-name="P2"><text:s text:c="2"/>CC <text:s text:c="6"/>init.o</text:p>
      <text:p text:style-name="P2"><text:s text:c="2"/>CC <text:s text:c="6"/>query.o</text:p>
      <text:p text:style-name="P2"><text:s text:c="2"/>CC <text:s text:c="6"/>typefind.o</text:p>
      <text:p text:style-name="P2"><text:s text:c="2"/>CCLD <text:s text:c="4"/>netclock-client</text:p>
      <text:p text:style-name="P2"><text:s text:c="2"/>CC <text:s text:c="6"/>blockprobe.o</text:p>
      <text:p text:style-name="P2"><text:s text:c="2"/>CC <text:s text:c="6"/>probe.o</text:p>
      <text:p text:style-name="P2">make[4]: Leaving directory '/home/mahannee/packages/gstreamer/gstreamer1.0-1.8.0/tests/examples/netclock'</text:p>
      <text:p text:style-name="P2">make -C ptp</text:p>
      <text:p text:style-name="P2">make[4]: Entering directory '/home/mahannee/packages/gstreamer/gstreamer1.0-1.8.0/tests/examples/ptp'</text:p>
      <text:p text:style-name="P2"><text:s text:c="2"/>CC <text:s text:c="6"/>ptp_print_times-ptp-print-times.o</text:p>
      <text:p text:style-name="P2"><text:s text:c="2"/>CCLD <text:s text:c="4"/>audio-example</text:p>
      <text:p text:style-name="P2"><text:s text:c="2"/>CC <text:s text:c="6"/>appsrc.o</text:p>
      <text:p text:style-name="P2">make -C stepping</text:p>
      <text:p text:style-name="P2">make[4]: Entering directory '/home/mahannee/packages/gstreamer/gstreamer1.0-1.8.0/tests/examples/stepping'</text:p>
      <text:p text:style-name="P2"><text:s text:c="2"/>CC <text:s text:c="6"/>framestep1-framestep1.o</text:p>
      <text:p text:style-name="P2"><text:s text:c="2"/>CCLD <text:s text:c="4"/>ptp-print-times</text:p>
      <text:p text:style-name="P2"><text:s text:c="2"/>CC <text:s text:c="6"/>appsink.o</text:p>
      <text:p text:style-name="P2"><text:s text:c="2"/>CCLD <text:s text:c="4"/>framestep1</text:p>
      <text:p text:style-name="P2"><text:s text:c="2"/>CC <text:s text:c="6"/>dynformat.o</text:p>
      <text:p text:style-name="P2"><text:s text:c="2"/>CCLD <text:s text:c="4"/>control-sources</text:p>
      <text:p text:style-name="P2">make[4]: Leaving directory '/home/mahannee/packages/gstreamer/gstreamer1.0-1.8.0/tests/examples/ptp'</text:p>
      <text:p text:style-name="P2">make -C streamiddemux</text:p>
      <text:p text:style-name="P2">make[4]: Entering directory '/home/mahannee/packages/gstreamer/gstreamer1.0-1.8.0/tests/examples/streamiddemux'</text:p>
      <text:p text:style-name="P2"><text:s text:c="2"/>CC <text:s text:c="6"/>streamiddemux_stream-streamiddemux-stream.o</text:p>
      <text:p text:style-name="P2"><text:s text:c="2"/>CC <text:s text:c="6"/>effectswitch.o</text:p>
      <text:p text:style-name="P2"><text:s text:c="2"/>CC <text:s text:c="6"/>norebuffer.o</text:p>
      <text:p text:style-name="P2">make[4]: Leaving directory '/home/mahannee/packages/gstreamer/gstreamer1.0-1.8.0/tests/examples/stepping'</text:p>
      <text:p text:style-name="P2"><text:s text:c="2"/>CCLD <text:s text:c="4"/>text-color-example</text:p>
      <text:p text:style-name="P2"><text:s text:c="2"/>CCLD <text:s text:c="4"/>streamiddemux-stream</text:p>
      <text:p text:style-name="P2"><text:s text:c="2"/>CC <text:s text:c="6"/>playbin.o</text:p>
      <text:p text:style-name="P2"><text:s text:c="2"/>CC <text:s text:c="6"/>decodebin.o</text:p>
      <text:p text:style-name="P2">make -C streams</text:p>
      <text:p text:style-name="P2"><text:soft-page-break/>make[4]: Entering directory '/home/mahannee/packages/gstreamer/gstreamer1.0-1.8.0/tests/examples/streams'</text:p>
      <text:p text:style-name="P2"><text:s text:c="2"/>CC <text:s text:c="6"/>stream_status-stream-status.o</text:p>
      <text:p text:style-name="P2">make[4]: Leaving directory '/home/mahannee/packages/gstreamer/gstreamer1.0-1.8.0/tests/examples/streamiddemux'</text:p>
      <text:p text:style-name="P2">make -C adapter</text:p>
      <text:p text:style-name="P2"><text:s text:c="2"/>CC <text:s text:c="6"/>playsink.o</text:p>
      <text:p text:style-name="P2"><text:s text:c="2"/>CC <text:s text:c="6"/>rtpool_test-rtpool-test.o</text:p>
      <text:p text:style-name="P2">make[4]: Entering directory '/home/mahannee/packages/gstreamer/gstreamer1.0-1.8.0/tests/examples/adapter'</text:p>
      <text:p text:style-name="P2"><text:s text:c="2"/>CC <text:s text:c="6"/>adapter_test-adapter_test.o</text:p>
      <text:p text:style-name="P2"><text:s text:c="2"/>CCLD <text:s text:c="4"/>absolute-example</text:p>
      <text:p text:style-name="P2"><text:s text:c="2"/>CC <text:s text:c="6"/>testrtpool-testrtpool.o</text:p>
      <text:p text:style-name="P2"><text:s text:c="2"/>CC <text:s text:c="6"/>rtpool_test-testrtpool.o</text:p>
      <text:p text:style-name="P2"><text:s text:c="2"/>CCLD <text:s text:c="4"/>adapter_test</text:p>
      <text:p text:style-name="P2"><text:s text:c="2"/>CCLD <text:s text:c="4"/>elementcreate</text:p>
      <text:p text:style-name="P2"><text:s text:c="2"/>CCLD <text:s text:c="4"/>stream-status</text:p>
      <text:p text:style-name="P2">make[4]: Leaving directory '/home/mahannee/packages/gstreamer/gstreamer1.0-1.8.0/tests/examples/adapter'</text:p>
      <text:p text:style-name="P2"><text:s text:c="2"/>CCLD <text:s text:c="4"/>rtpool-test</text:p>
      <text:p text:style-name="P2"><text:s text:c="2"/>CCLD <text:s text:c="4"/>controller-graph</text:p>
      <text:p text:style-name="P2"><text:s text:c="2"/>CCLD <text:s text:c="4"/>elementmake</text:p>
      <text:p text:style-name="P2">make[4]: Leaving directory '/home/mahannee/packages/gstreamer/gstreamer1.0-1.8.0/tests/examples/streams'</text:p>
      <text:p text:style-name="P2"><text:s text:c="2"/>CCLD <text:s text:c="4"/>elementfactory</text:p>
      <text:p text:style-name="P2"><text:s text:c="2"/>CCLD <text:s text:c="4"/>elementget</text:p>
      <text:p text:style-name="P2"><text:s text:c="2"/>CCLD <text:s text:c="4"/>elementlink</text:p>
      <text:p text:style-name="P2"><text:s text:c="2"/>CCLD <text:s text:c="4"/>bin</text:p>
      <text:p text:style-name="P2"><text:s text:c="2"/>CCLD <text:s text:c="4"/>pad</text:p>
      <text:p text:style-name="P2"><text:s text:c="2"/>CCLD <text:s text:c="4"/>ghostpad</text:p>
      <text:p text:style-name="P2"><text:s text:c="2"/>CCLD <text:s text:c="4"/>helloworld</text:p>
      <text:p text:style-name="P2"><text:s text:c="2"/>CCLD <text:s text:c="4"/>init</text:p>
      <text:p text:style-name="P2">make[4]: Leaving directory '/home/mahannee/packages/gstreamer/gstreamer1.0-1.8.0/tests/examples/controller'</text:p>
      <text:p text:style-name="P2"><text:s text:c="2"/>CCLD <text:s text:c="4"/>query</text:p>
      <text:p text:style-name="P2"><text:s text:c="2"/>CCLD <text:s text:c="4"/>typefind</text:p>
      <text:p text:style-name="P2"><text:s text:c="2"/>CCLD <text:s text:c="4"/>blockprobe</text:p>
      <text:p text:style-name="P2"><text:s text:c="2"/>CCLD <text:s text:c="4"/>probe</text:p>
      <text:p text:style-name="P2"><text:s text:c="2"/>CCLD <text:s text:c="4"/>appsrc</text:p>
      <text:p text:style-name="P2"><text:s text:c="2"/>CCLD <text:s text:c="4"/>appsink</text:p>
      <text:p text:style-name="P2"><text:s text:c="2"/>CCLD <text:s text:c="4"/>dynformat</text:p>
      <text:p text:style-name="P2"><text:s text:c="2"/>CCLD <text:s text:c="4"/>effectswitch</text:p>
      <text:p text:style-name="P2"><text:s text:c="2"/>CCLD <text:s text:c="4"/>norebuffer</text:p>
      <text:p text:style-name="P2"><text:s text:c="2"/>CCLD <text:s text:c="4"/>playbin</text:p>
      <text:p text:style-name="P2"><text:s text:c="2"/>CCLD <text:s text:c="4"/>decodebin</text:p>
      <text:p text:style-name="P2"><text:s text:c="2"/>CCLD <text:s text:c="4"/>playsink</text:p>
      <text:p text:style-name="P2"><text:s text:c="2"/>CCLD <text:s text:c="4"/>testrtpool</text:p>
      <text:p text:style-name="P2">make[5]: Leaving directory '/home/mahannee/packages/gstreamer/gstreamer1.0-1.8.0/tests/examples/manual'</text:p>
      <text:p text:style-name="P2">make[4]: Leaving directory '/home/mahannee/packages/gstreamer/gstreamer1.0-1.8.0/tests/examples/manual'</text:p>
      <text:p text:style-name="P2">Making all in controller</text:p>
      <text:p text:style-name="P2"><text:soft-page-break/>make[4]: Entering directory '/home/mahannee/packages/gstreamer/gstreamer1.0-1.8.0/tests/examples/controller'</text:p>
      <text:p text:style-name="P2">make[4]: Nothing to be done for 'all'.</text:p>
      <text:p text:style-name="P2">make[4]: Leaving directory '/home/mahannee/packages/gstreamer/gstreamer1.0-1.8.0/tests/examples/controller'</text:p>
      <text:p text:style-name="P2">Making all in helloworld</text:p>
      <text:p text:style-name="P2">make[4]: Entering directory '/home/mahannee/packages/gstreamer/gstreamer1.0-1.8.0/tests/examples/helloworld'</text:p>
      <text:p text:style-name="P2">make[4]: Nothing to be done for 'all'.</text:p>
      <text:p text:style-name="P2">make[4]: Leaving directory '/home/mahannee/packages/gstreamer/gstreamer1.0-1.8.0/tests/examples/helloworld'</text:p>
      <text:p text:style-name="P2">Making all in manual</text:p>
      <text:p text:style-name="P2">make[4]: Entering directory '/home/mahannee/packages/gstreamer/gstreamer1.0-1.8.0/tests/examples/manual'</text:p>
      <text:p text:style-name="P2">make <text:s/>all-am</text:p>
      <text:p text:style-name="P2">make[5]: Entering directory '/home/mahannee/packages/gstreamer/gstreamer1.0-1.8.0/tests/examples/manual'</text:p>
      <text:p text:style-name="P2">make[5]: Nothing to be done for 'all-am'.</text:p>
      <text:p text:style-name="P2">make[5]: Leaving directory '/home/mahannee/packages/gstreamer/gstreamer1.0-1.8.0/tests/examples/manual'</text:p>
      <text:p text:style-name="P2">make[4]: Leaving directory '/home/mahannee/packages/gstreamer/gstreamer1.0-1.8.0/tests/examples/manual'</text:p>
      <text:p text:style-name="P2">Making all in memory</text:p>
      <text:p text:style-name="P2">make[4]: Entering directory '/home/mahannee/packages/gstreamer/gstreamer1.0-1.8.0/tests/examples/memory'</text:p>
      <text:p text:style-name="P2">make[4]: Nothing to be done for 'all'.</text:p>
      <text:p text:style-name="P2">make[4]: Leaving directory '/home/mahannee/packages/gstreamer/gstreamer1.0-1.8.0/tests/examples/memory'</text:p>
      <text:p text:style-name="P2">Making all in netclock</text:p>
      <text:p text:style-name="P2">make[4]: Entering directory '/home/mahannee/packages/gstreamer/gstreamer1.0-1.8.0/tests/examples/netclock'</text:p>
      <text:p text:style-name="P2">make[4]: Nothing to be done for 'all'.</text:p>
      <text:p text:style-name="P2">make[4]: Leaving directory '/home/mahannee/packages/gstreamer/gstreamer1.0-1.8.0/tests/examples/netclock'</text:p>
      <text:p text:style-name="P2">Making all in ptp</text:p>
      <text:p text:style-name="P2">make[4]: Entering directory '/home/mahannee/packages/gstreamer/gstreamer1.0-1.8.0/tests/examples/ptp'</text:p>
      <text:p text:style-name="P2">make[4]: Nothing to be done for 'all'.</text:p>
      <text:p text:style-name="P2">make[4]: Leaving directory '/home/mahannee/packages/gstreamer/gstreamer1.0-1.8.0/tests/examples/ptp'</text:p>
      <text:p text:style-name="P2">Making all in stepping</text:p>
      <text:p text:style-name="P2">make[4]: Entering directory '/home/mahannee/packages/gstreamer/gstreamer1.0-1.8.0/tests/examples/stepping'</text:p>
      <text:p text:style-name="P2">make[4]: Nothing to be done for 'all'.</text:p>
      <text:p text:style-name="P2">make[4]: Leaving directory '/home/mahannee/packages/gstreamer/gstreamer1.0-1.8.0/tests/examples/stepping'</text:p>
      <text:p text:style-name="P2">Making all in streamiddemux</text:p>
      <text:p text:style-name="P2">make[4]: Entering directory '/home/mahannee/packages/gstreamer/gstreamer1.0-1.8.0/tests/examples/streamiddemux'</text:p>
      <text:p text:style-name="P2">make[4]: Nothing to be done for 'all'.</text:p>
      <text:p text:style-name="P2">make[4]: Leaving directory '/home/mahannee/packages/gstreamer/gstreamer1.0-1.8.0/tests/examples/streamiddemux'</text:p>
      <text:p text:style-name="P2"><text:soft-page-break/>Making all in streams</text:p>
      <text:p text:style-name="P2">make[4]: Entering directory '/home/mahannee/packages/gstreamer/gstreamer1.0-1.8.0/tests/examples/streams'</text:p>
      <text:p text:style-name="P2">make[4]: Nothing to be done for 'all'.</text:p>
      <text:p text:style-name="P2">make[4]: Leaving directory '/home/mahannee/packages/gstreamer/gstreamer1.0-1.8.0/tests/examples/streams'</text:p>
      <text:p text:style-name="P2">Making all in adapter</text:p>
      <text:p text:style-name="P2">make[4]: Entering directory '/home/mahannee/packages/gstreamer/gstreamer1.0-1.8.0/tests/examples/adapter'</text:p>
      <text:p text:style-name="P2">make[4]: Nothing to be done for 'all'.</text:p>
      <text:p text:style-name="P2">make[4]: Leaving directory '/home/mahannee/packages/gstreamer/gstreamer1.0-1.8.0/tests/examples/adapter'</text:p>
      <text:p text:style-name="P2">make[4]: Entering directory '/home/mahannee/packages/gstreamer/gstreamer1.0-1.8.0/tests/examples'</text:p>
      <text:p text:style-name="P2">make[4]: Nothing to be done for 'all-am'.</text:p>
      <text:p text:style-name="P2">make[4]: Leaving directory '/home/mahannee/packages/gstreamer/gstreamer1.0-1.8.0/tests/examples'</text:p>
      <text:p text:style-name="P2">make[3]: Leaving directory '/home/mahannee/packages/gstreamer/gstreamer1.0-1.8.0/tests/examples'</text:p>
      <text:p text:style-name="P2">make[3]: Entering directory '/home/mahannee/packages/gstreamer/gstreamer1.0-1.8.0/tests'</text:p>
      <text:p text:style-name="P2">make[3]: Nothing to be done for 'all-am'.</text:p>
      <text:p text:style-name="P2">make[3]: Leaving directory '/home/mahannee/packages/gstreamer/gstreamer1.0-1.8.0/tests'</text:p>
      <text:p text:style-name="P2">make[2]: Leaving directory '/home/mahannee/packages/gstreamer/gstreamer1.0-1.8.0/tests'</text:p>
      <text:p text:style-name="P2">Making all in docs</text:p>
      <text:p text:style-name="P2">make[2]: Entering directory '/home/mahannee/packages/gstreamer/gstreamer1.0-1.8.0/docs'</text:p>
      <text:p text:style-name="P2">make <text:s/>all-recursive</text:p>
      <text:p text:style-name="P2">make[3]: Entering directory '/home/mahannee/packages/gstreamer/gstreamer1.0-1.8.0/docs'</text:p>
      <text:p text:style-name="P2">make -C design</text:p>
      <text:p text:style-name="P2">make -C gst</text:p>
      <text:p text:style-name="P2">make -C plugins</text:p>
      <text:p text:style-name="P2">make[4]: Entering directory '/home/mahannee/packages/gstreamer/gstreamer1.0-1.8.0/docs/plugins'</text:p>
      <text:p text:style-name="P2">make[4]: Nothing to be done for 'all'.</text:p>
      <text:p text:style-name="P2">make[4]: Leaving directory '/home/mahannee/packages/gstreamer/gstreamer1.0-1.8.0/docs/plugins'</text:p>
      <text:p text:style-name="P2">make[4]: Entering directory '/home/mahannee/packages/gstreamer/gstreamer1.0-1.8.0/docs/design'</text:p>
      <text:p text:style-name="P2">make[4]: Nothing to be done for 'all'.</text:p>
      <text:p text:style-name="P2">make[4]: Leaving directory '/home/mahannee/packages/gstreamer/gstreamer1.0-1.8.0/docs/design'</text:p>
      <text:p text:style-name="P2">make[4]: Entering directory '/home/mahannee/packages/gstreamer/gstreamer1.0-1.8.0/docs/gst'</text:p>
      <text:p text:style-name="P2">make <text:s/>all-am</text:p>
      <text:p text:style-name="P2">make[5]: Entering directory '/home/mahannee/packages/gstreamer/gstreamer1.0-1.8.0/docs/gst'</text:p>
      <text:p text:style-name="P2">make[5]: Nothing to be done for 'all-am'.</text:p>
      <text:p text:style-name="P2">make[5]: Leaving directory '/home/mahannee/packages/gstreamer/gstreamer1.0-1.8.0/docs/gst'</text:p>
      <text:p text:style-name="P2">make[4]: Leaving directory '/home/mahannee/packages/gstreamer/gstreamer1.0-1.8.0/docs/gst'</text:p>
      <text:p text:style-name="P2">make -C libs</text:p>
      <text:p text:style-name="P2">make[4]: Entering directory '/home/mahannee/packages/gstreamer/gstreamer1.0-1.8.0/docs/libs'</text:p>
      <text:p text:style-name="P2">make[4]: Nothing to be done for 'all'.</text:p>
      <text:p text:style-name="P2">make[4]: Leaving directory '/home/mahannee/packages/gstreamer/gstreamer1.0-1.8.0/docs/libs'</text:p>
      <text:p text:style-name="P2">Making all in design</text:p>
      <text:p text:style-name="P2">make[4]: Entering directory '/home/mahannee/packages/gstreamer/gstreamer1.0-1.8.0/docs/design'</text:p>
      <text:p text:style-name="P2">make[4]: Nothing to be done for 'all'.</text:p>
      <text:p text:style-name="P2">make[4]: Leaving directory '/home/mahannee/packages/gstreamer/gstreamer1.0-1.8.0/docs/design'</text:p>
      <text:p text:style-name="P2">Making all in gst</text:p>
      <text:p text:style-name="P2">make[4]: Entering directory '/home/mahannee/packages/gstreamer/gstreamer1.0-1.8.0/docs/gst'</text:p>
      <text:p text:style-name="P2"><text:soft-page-break/>make <text:s/>all-am</text:p>
      <text:p text:style-name="P2">make[5]: Entering directory '/home/mahannee/packages/gstreamer/gstreamer1.0-1.8.0/docs/gst'</text:p>
      <text:p text:style-name="P2">make[5]: Nothing to be done for 'all-am'.</text:p>
      <text:p text:style-name="P2">make[5]: Leaving directory '/home/mahannee/packages/gstreamer/gstreamer1.0-1.8.0/docs/gst'</text:p>
      <text:p text:style-name="P2">make[4]: Leaving directory '/home/mahannee/packages/gstreamer/gstreamer1.0-1.8.0/docs/gst'</text:p>
      <text:p text:style-name="P2">Making all in libs</text:p>
      <text:p text:style-name="P2">make[4]: Entering directory '/home/mahannee/packages/gstreamer/gstreamer1.0-1.8.0/docs/libs'</text:p>
      <text:p text:style-name="P2">make[4]: Nothing to be done for 'all'.</text:p>
      <text:p text:style-name="P2">make[4]: Leaving directory '/home/mahannee/packages/gstreamer/gstreamer1.0-1.8.0/docs/libs'</text:p>
      <text:p text:style-name="P2">Making all in plugins</text:p>
      <text:p text:style-name="P2">make[4]: Entering directory '/home/mahannee/packages/gstreamer/gstreamer1.0-1.8.0/docs/plugins'</text:p>
      <text:p text:style-name="P2">make[4]: Nothing to be done for 'all'.</text:p>
      <text:p text:style-name="P2">make[4]: Leaving directory '/home/mahannee/packages/gstreamer/gstreamer1.0-1.8.0/docs/plugins'</text:p>
      <text:p text:style-name="P2">make[4]: Entering directory '/home/mahannee/packages/gstreamer/gstreamer1.0-1.8.0/docs'</text:p>
      <text:p text:style-name="P2">make[4]: Nothing to be done for 'all-am'.</text:p>
      <text:p text:style-name="P2">make[4]: Leaving directory '/home/mahannee/packages/gstreamer/gstreamer1.0-1.8.0/docs'</text:p>
      <text:p text:style-name="P2">make[3]: Leaving directory '/home/mahannee/packages/gstreamer/gstreamer1.0-1.8.0/docs'</text:p>
      <text:p text:style-name="P2">make[2]: Leaving directory '/home/mahannee/packages/gstreamer/gstreamer1.0-1.8.0/docs'</text:p>
      <text:p text:style-name="P2">Making all in po</text:p>
      <text:p text:style-name="P2">make[2]: Entering directory '/home/mahannee/packages/gstreamer/gstreamer1.0-1.8.0/po'</text:p>
      <text:p text:style-name="P2">make[2]: Leaving directory '/home/mahannee/packages/gstreamer/gstreamer1.0-1.8.0/po'</text:p>
      <text:p text:style-name="P2">Making all in m4</text:p>
      <text:p text:style-name="P2">make[2]: Entering directory '/home/mahannee/packages/gstreamer/gstreamer1.0-1.8.0/m4'</text:p>
      <text:p text:style-name="P2">make[2]: Nothing to be done for 'all'.</text:p>
      <text:p text:style-name="P2">make[2]: Leaving directory '/home/mahannee/packages/gstreamer/gstreamer1.0-1.8.0/m4'</text:p>
      <text:p text:style-name="P2">Making all in common</text:p>
      <text:p text:style-name="P2">make[2]: Entering directory '/home/mahannee/packages/gstreamer/gstreamer1.0-1.8.0/common'</text:p>
      <text:p text:style-name="P2">Making all in m4</text:p>
      <text:p text:style-name="P2">make[3]: Entering directory '/home/mahannee/packages/gstreamer/gstreamer1.0-1.8.0/common/m4'</text:p>
      <text:p text:style-name="P2">make[3]: Nothing to be done for 'all'.</text:p>
      <text:p text:style-name="P2">make[3]: Leaving directory '/home/mahannee/packages/gstreamer/gstreamer1.0-1.8.0/common/m4'</text:p>
      <text:p text:style-name="P2">make[3]: Entering directory '/home/mahannee/packages/gstreamer/gstreamer1.0-1.8.0/common'</text:p>
      <text:p text:style-name="P2">make[3]: Nothing to be done for 'all-am'.</text:p>
      <text:p text:style-name="P2">make[3]: Leaving directory '/home/mahannee/packages/gstreamer/gstreamer1.0-1.8.0/common'</text:p>
      <text:p text:style-name="P2">make[2]: Leaving directory '/home/mahannee/packages/gstreamer/gstreamer1.0-1.8.0/common'</text:p>
      <text:p text:style-name="P2">Making all in data</text:p>
      <text:p text:style-name="P2">make[2]: Entering directory '/home/mahannee/packages/gstreamer/gstreamer1.0-1.8.0/data'</text:p>
      <text:p text:style-name="P2">make[2]: Nothing to be done for 'all'.</text:p>
      <text:p text:style-name="P2">make[2]: Leaving directory '/home/mahannee/packages/gstreamer/gstreamer1.0-1.8.0/data'</text:p>
      <text:p text:style-name="P2">Making all in tools</text:p>
      <text:p text:style-name="P2">make[2]: Entering directory '/home/mahannee/packages/gstreamer/gstreamer1.0-1.8.0/tools'</text:p>
      <text:p text:style-name="P2"><text:s text:c="2"/>CC <text:s text:c="6"/>gst_stats_1.0-gst-stats.o</text:p>
      <text:p text:style-name="P2"><text:s text:c="2"/>CC <text:s text:c="6"/>gst_inspect_1.0-gst-inspect.o</text:p>
      <text:p text:style-name="P2"><text:s text:c="2"/>CC <text:s text:c="6"/>gst_typefind_1.0-gst-typefind.o</text:p>
      <text:p text:style-name="P2"><text:s text:c="2"/>CC <text:s text:c="6"/>gst_launch_1.0-gst-launch.o</text:p>
      <text:p text:style-name="P2"><text:s text:c="2"/>GEN <text:s text:c="5"/>gst-inspect-1.0.1</text:p>
      <text:p text:style-name="P2"><text:s text:c="2"/>GEN <text:s text:c="5"/>gst-typefind-1.0.1</text:p>
      <text:p text:style-name="P2"><text:s text:c="2"/>GEN <text:s text:c="5"/>gst-launch-1.0.1</text:p>
      <text:p text:style-name="P2"><text:s text:c="2"/>CCLD <text:s text:c="4"/>gst-typefind-1.0</text:p>
      <text:p text:style-name="P2"><text:s text:c="2"/>CCLD <text:s text:c="4"/>gst-stats-1.0</text:p>
      <text:p text:style-name="P2"><text:s text:c="2"/>CCLD <text:s text:c="4"/>gst-launch-1.0</text:p>
      <text:p text:style-name="P2"><text:s text:c="2"/>CCLD <text:s text:c="4"/>gst-inspect-1.0</text:p>
      <text:p text:style-name="P2"><text:soft-page-break/>make[2]: Leaving directory '/home/mahannee/packages/gstreamer/gstreamer1.0-1.8.0/tools'</text:p>
      <text:p text:style-name="P2">make[2]: Entering directory '/home/mahannee/packages/gstreamer/gstreamer1.0-1.8.0'</text:p>
      <text:p text:style-name="P2"><text:s text:c="2"/>GEN <text:s text:c="5"/>gst-element-check-1.0.m4</text:p>
      <text:p text:style-name="P2">make[2]: Leaving directory '/home/mahannee/packages/gstreamer/gstreamer1.0-1.8.0'</text:p>
      <text:p text:style-name="P2">make[1]: Leaving directory '/home/mahannee/packages/gstreamer/gstreamer1.0-1.8.0'</text:p>
      <text:p text:style-name="P3">mahannee@VTA076L:~/packages/gstreamer/gstreamer1.0-1.8.0$ ls</text:p>
      <text:p text:style-name="P5">ABOUT-NLS <text:s text:c="2"/>compile <text:s text:c="6"/>config.status <text:s/>debian <text:s text:c="19"/>gstreamer.doap <text:s text:c="4"/>libtool <text:s text:c="5"/>Makefile.in <text:s/>README <text:s text:c="5"/>_stdint.h</text:p>
      <text:p text:style-name="P5">aclocal.m4 <text:s/>config.guess <text:s/>config.sub <text:s text:c="4"/>depcomp <text:s text:c="18"/>gstreamer.spec <text:s text:c="4"/>ltmain.sh <text:s text:c="3"/>missing <text:s text:c="5"/>RELEASE <text:s text:c="4"/>test-driver</text:p>
      <text:p text:style-name="P5">AUTHORS <text:s text:c="4"/>config.h <text:s text:c="5"/>configure <text:s text:c="5"/>docs <text:s text:c="21"/>gstreamer.spec.in <text:s/>m4 <text:s text:c="10"/>NEWS <text:s text:c="8"/>scripts <text:s text:c="4"/>tests</text:p>
      <text:p text:style-name="P5">autogen.sh <text:s/>config.h.in <text:s text:c="2"/>configure.ac <text:s text:c="2"/>gst <text:s text:c="22"/>INSTALL <text:s text:c="11"/>MAINTAINERS <text:s/>pkgconfig <text:s text:c="3"/>stamp.h <text:s text:c="4"/>TODO</text:p>
      <text:p text:style-name="P5">ChangeLog <text:s text:c="2"/>config.log <text:s text:c="3"/>COPYING <text:s text:c="7"/>gst-element-check-1.0.m4 <text:s/>install-sh <text:s text:c="8"/>Makefile <text:s text:c="4"/>plugins <text:s text:c="5"/>stamp-h1 <text:s text:c="3"/>tools</text:p>
      <text:p text:style-name="P5">common <text:s text:c="5"/>config.rpath <text:s/>data <text:s text:c="10"/>gst-element-check.m4 <text:s text:c="5"/>libs <text:s text:c="14"/>Makefile.am <text:s/>po <text:s text:c="10"/>stamp.h.in <text:s/>win32</text:p>
      <text:p text:style-name="P3">mahannee@VTA076L:~/packages/gstreamer/gstreamer1.0-1.8.0$ make check</text:p>
      <text:p text:style-name="P2">Making check in pkgconfig</text:p>
      <text:p text:style-name="P2">make[1]: Entering directory '/home/mahannee/packages/gstreamer/gstreamer1.0-1.8.0/pkgconfig'</text:p>
      <text:p text:style-name="P2">make[1]: Nothing to be done for 'check'.</text:p>
      <text:p text:style-name="P2">make[1]: Leaving directory '/home/mahannee/packages/gstreamer/gstreamer1.0-1.8.0/pkgconfig'</text:p>
      <text:p text:style-name="P2">Making check in gst</text:p>
      <text:p text:style-name="P2">make[1]: Entering directory '/home/mahannee/packages/gstreamer/gstreamer1.0-1.8.0/gst'</text:p>
      <text:p text:style-name="P2">make <text:s/>check-recursive</text:p>
      <text:p text:style-name="P2">make[2]: Entering directory '/home/mahannee/packages/gstreamer/gstreamer1.0-1.8.0/gst'</text:p>
      <text:p text:style-name="P2">Making check in parse</text:p>
      <text:p text:style-name="P2">make[3]: Entering directory '/home/mahannee/packages/gstreamer/gstreamer1.0-1.8.0/gst/parse'</text:p>
      <text:p text:style-name="P2">make[3]: Nothing to be done for 'check'.</text:p>
      <text:p text:style-name="P2">make[3]: Leaving directory '/home/mahannee/packages/gstreamer/gstreamer1.0-1.8.0/gst/parse'</text:p>
      <text:p text:style-name="P2">Making check in printf</text:p>
      <text:p text:style-name="P2">make[3]: Entering directory '/home/mahannee/packages/gstreamer/gstreamer1.0-1.8.0/gst/printf'</text:p>
      <text:p text:style-name="P2">make[3]: Nothing to be done for 'check'.</text:p>
      <text:p text:style-name="P2">make[3]: Leaving directory '/home/mahannee/packages/gstreamer/gstreamer1.0-1.8.0/gst/printf'</text:p>
      <text:p text:style-name="P2">make[3]: Entering directory '/home/mahannee/packages/gstreamer/gstreamer1.0-1.8.0/gst'</text:p>
      <text:p text:style-name="P2">make[3]: Leaving directory '/home/mahannee/packages/gstreamer/gstreamer1.0-1.8.0/gst'</text:p>
      <text:p text:style-name="P2">make[2]: Leaving directory '/home/mahannee/packages/gstreamer/gstreamer1.0-1.8.0/gst'</text:p>
      <text:p text:style-name="P2">make[1]: Leaving directory '/home/mahannee/packages/gstreamer/gstreamer1.0-1.8.0/gst'</text:p>
      <text:p text:style-name="P2">Making check in libs</text:p>
      <text:p text:style-name="P2">make[1]: Entering directory '/home/mahannee/packages/gstreamer/gstreamer1.0-1.8.0/libs'</text:p>
      <text:p text:style-name="P2">Making check in gst</text:p>
      <text:p text:style-name="P2">make[2]: Entering directory '/home/mahannee/packages/gstreamer/gstreamer1.0-1.8.0/libs/gst'</text:p>
      <text:p text:style-name="P2">Making check in base</text:p>
      <text:p text:style-name="P2">make[3]: Entering directory '/home/mahannee/packages/gstreamer/gstreamer1.0-1.8.0/libs/gst/base'</text:p>
      <text:p text:style-name="P2">make[3]: Nothing to be done for 'check'.</text:p>
      <text:p text:style-name="P2">make[3]: Leaving directory '/home/mahannee/packages/gstreamer/gstreamer1.0-1.8.0/libs/gst/base'</text:p>
      <text:p text:style-name="P2">Making check in controller</text:p>
      <text:p text:style-name="P2">make[3]: Entering directory '/home/mahannee/packages/gstreamer/gstreamer1.0-1.8.0/libs/gst/controller'</text:p>
      <text:p text:style-name="P2">make[3]: Nothing to be done for 'check'.</text:p>
      <text:p text:style-name="P2"><text:soft-page-break/>make[3]: Leaving directory '/home/mahannee/packages/gstreamer/gstreamer1.0-1.8.0/libs/gst/controller'</text:p>
      <text:p text:style-name="P2">Making check in net</text:p>
      <text:p text:style-name="P2">make[3]: Entering directory '/home/mahannee/packages/gstreamer/gstreamer1.0-1.8.0/libs/gst/net'</text:p>
      <text:p text:style-name="P2">make[3]: Leaving directory '/home/mahannee/packages/gstreamer/gstreamer1.0-1.8.0/libs/gst/net'</text:p>
      <text:p text:style-name="P2">Making check in check</text:p>
      <text:p text:style-name="P2">make[3]: Entering directory '/home/mahannee/packages/gstreamer/gstreamer1.0-1.8.0/libs/gst/check'</text:p>
      <text:p text:style-name="P2">Making check in libcheck</text:p>
      <text:p text:style-name="P2">make[4]: Entering directory '/home/mahannee/packages/gstreamer/gstreamer1.0-1.8.0/libs/gst/check/libcheck'</text:p>
      <text:p text:style-name="P2">make[4]: Nothing to be done for 'check'.</text:p>
      <text:p text:style-name="P2">make[4]: Leaving directory '/home/mahannee/packages/gstreamer/gstreamer1.0-1.8.0/libs/gst/check/libcheck'</text:p>
      <text:p text:style-name="P2">make[4]: Entering directory '/home/mahannee/packages/gstreamer/gstreamer1.0-1.8.0/libs/gst/check'</text:p>
      <text:p text:style-name="P2">make[4]: Nothing to be done for 'check-am'.</text:p>
      <text:p text:style-name="P2">make[4]: Leaving directory '/home/mahannee/packages/gstreamer/gstreamer1.0-1.8.0/libs/gst/check'</text:p>
      <text:p text:style-name="P2">make[3]: Leaving directory '/home/mahannee/packages/gstreamer/gstreamer1.0-1.8.0/libs/gst/check'</text:p>
      <text:p text:style-name="P2">Making check in helpers</text:p>
      <text:p text:style-name="P2">make[3]: Entering directory '/home/mahannee/packages/gstreamer/gstreamer1.0-1.8.0/libs/gst/helpers'</text:p>
      <text:p text:style-name="P2">make[3]: Nothing to be done for 'check'.</text:p>
      <text:p text:style-name="P2">make[3]: Leaving directory '/home/mahannee/packages/gstreamer/gstreamer1.0-1.8.0/libs/gst/helpers'</text:p>
      <text:p text:style-name="P2">make[3]: Entering directory '/home/mahannee/packages/gstreamer/gstreamer1.0-1.8.0/libs/gst'</text:p>
      <text:p text:style-name="P2">make[3]: Nothing to be done for 'check-am'.</text:p>
      <text:p text:style-name="P2">make[3]: Leaving directory '/home/mahannee/packages/gstreamer/gstreamer1.0-1.8.0/libs/gst'</text:p>
      <text:p text:style-name="P2">make[2]: Leaving directory '/home/mahannee/packages/gstreamer/gstreamer1.0-1.8.0/libs/gst'</text:p>
      <text:p text:style-name="P2">make[2]: Entering directory '/home/mahannee/packages/gstreamer/gstreamer1.0-1.8.0/libs'</text:p>
      <text:p text:style-name="P2">make[2]: Nothing to be done for 'check-am'.</text:p>
      <text:p text:style-name="P2">make[2]: Leaving directory '/home/mahannee/packages/gstreamer/gstreamer1.0-1.8.0/libs'</text:p>
      <text:p text:style-name="P2">make[1]: Leaving directory '/home/mahannee/packages/gstreamer/gstreamer1.0-1.8.0/libs'</text:p>
      <text:p text:style-name="P2">Making check in plugins</text:p>
      <text:p text:style-name="P2">make[1]: Entering directory '/home/mahannee/packages/gstreamer/gstreamer1.0-1.8.0/plugins'</text:p>
      <text:p text:style-name="P2">Making check in elements</text:p>
      <text:p text:style-name="P2">make[2]: Entering directory '/home/mahannee/packages/gstreamer/gstreamer1.0-1.8.0/plugins/elements'</text:p>
      <text:p text:style-name="P2">make[2]: Nothing to be done for 'check'.</text:p>
      <text:p text:style-name="P2">make[2]: Leaving directory '/home/mahannee/packages/gstreamer/gstreamer1.0-1.8.0/plugins/elements'</text:p>
      <text:p text:style-name="P2">Making check in tracers</text:p>
      <text:p text:style-name="P2">make[2]: Entering directory '/home/mahannee/packages/gstreamer/gstreamer1.0-1.8.0/plugins/tracers'</text:p>
      <text:p text:style-name="P2">make[2]: Nothing to be done for 'check'.</text:p>
      <text:p text:style-name="P2">make[2]: Leaving directory '/home/mahannee/packages/gstreamer/gstreamer1.0-1.8.0/plugins/tracers'</text:p>
      <text:p text:style-name="P2">make[2]: Entering directory '/home/mahannee/packages/gstreamer/gstreamer1.0-1.8.0/plugins'</text:p>
      <text:p text:style-name="P2">make[2]: Nothing to be done for 'check-am'.</text:p>
      <text:p text:style-name="P2">make[2]: Leaving directory '/home/mahannee/packages/gstreamer/gstreamer1.0-1.8.0/plugins'</text:p>
      <text:p text:style-name="P2"><text:soft-page-break/>make[1]: Leaving directory '/home/mahannee/packages/gstreamer/gstreamer1.0-1.8.0/plugins'</text:p>
      <text:p text:style-name="P2">Making check in tests</text:p>
      <text:p text:style-name="P2">make[1]: Entering directory '/home/mahannee/packages/gstreamer/gstreamer1.0-1.8.0/tests'</text:p>
      <text:p text:style-name="P2">Making check in benchmarks</text:p>
      <text:p text:style-name="P2">make[2]: Entering directory '/home/mahannee/packages/gstreamer/gstreamer1.0-1.8.0/tests/benchmarks'</text:p>
      <text:p text:style-name="P2">make[2]: Nothing to be done for 'check'.</text:p>
      <text:p text:style-name="P2">make[2]: Leaving directory '/home/mahannee/packages/gstreamer/gstreamer1.0-1.8.0/tests/benchmarks'</text:p>
      <text:p text:style-name="P2">Making check in check</text:p>
      <text:p text:style-name="P2">make[2]: Entering directory '/home/mahannee/packages/gstreamer/gstreamer1.0-1.8.0/tests/check'</text:p>
      <text:p text:style-name="P2">make <text:s/>gst/gstabi gst/gstatomicqueue gst/gstbuffer gst/gstbufferlist gst/gstbufferpool gst/gstmeta gst/gstmemory gst/gstbus gst/gstcaps gst/gstcapsfeatures gst/gstcpp libs/gstlibscpp gst/gstdatetime gst/gstdevice gst/gstinfo gst/gstiterator gst/gstmessage gst/gstminiobject gst/gstobject gst/gstpad gst/gstparamspecs gst/gstpipeline gst/gstpoll gst/gstprotection gst/gstprintf gst/gstsegment gst/gstsystemclock gst/gstclock gst/gststructure gst/gsttag gst/gsttracerrecord gst/gsttagsetter gst/gsttask gst/gsttoc gst/gsttocsetter gst/gstvalue generic/states pipelines/simple-launch-lines pipelines/cleanup pipelines/parse-launch gst/gst gst/gstbin gst/gstchildproxy gst/gstcontext gst/gstcontroller gst/gstelement gst/gstelementfactory gst/gstevent gst/gstghostpad gst/gstplugin gst/gstpreset gst/gstprotection gst/gstquery gst/gstregistry gst/gsturi gst/gstutils generic/sinks elements/capsfilter elements/concat elements/fakesink elements/fakesrc elements/fdsrc elements/filesink elements/filesrc elements/funnel elements/identity elements/multiqueue elements/selector elements/tee elements/queue elements/queue2 elements/valve elements/streamiddemux libs/baseparse libs/basesrc libs/basesink libs/sparsefile libs/controller libs/queuearray libs/typefindhelper pipelines/seek pipelines/stress pipelines/queue-error libs/libsabi libs/adapter libs/bitreader libs/bytereader libs/bytewriter libs/bitreader-noinline libs/bytereader-noinline libs/bytewriter-noinline libs/flowcombiner libs/sparsefile libs/collectpads libs/gstharness libs/gstnetclientclock libs/gstnettimeprovider libs/gsttestclock libs/transform1 libs/transform2 tools/gstinspect</text:p>
      <text:p text:style-name="P2">make[3]: Entering directory '/home/mahannee/packages/gstreamer/gstreamer1.0-1.8.0/tests/check'</text:p>
      <text:p text:style-name="P2"><text:s text:c="2"/>CC <text:s text:c="6"/>gst/gstabi.o</text:p>
      <text:p text:style-name="P2"><text:s text:c="2"/>CCLD <text:s text:c="4"/>gst/gstabi</text:p>
      <text:p text:style-name="P2"><text:s text:c="2"/>CC <text:s text:c="6"/>gst/gstatomicqueue.o</text:p>
      <text:p text:style-name="P2"><text:s text:c="2"/>CCLD <text:s text:c="4"/>gst/gstatomicqueue</text:p>
      <text:p text:style-name="P2"><text:s text:c="2"/>CC <text:s text:c="6"/>gst/gstbuffer.o</text:p>
      <text:p text:style-name="P2"><text:s text:c="2"/>CCLD <text:s text:c="4"/>gst/gstbuffer</text:p>
      <text:p text:style-name="P2"><text:s text:c="2"/>CC <text:s text:c="6"/>gst/gstbufferlist.o</text:p>
      <text:p text:style-name="P2"><text:s text:c="2"/>CCLD <text:s text:c="4"/>gst/gstbufferlist</text:p>
      <text:p text:style-name="P2"><text:s text:c="2"/>CC <text:s text:c="6"/>gst/gstbufferpool.o</text:p>
      <text:p text:style-name="P2"><text:s text:c="2"/>CCLD <text:s text:c="4"/>gst/gstbufferpool</text:p>
      <text:p text:style-name="P2"><text:s text:c="2"/>CC <text:s text:c="6"/>gst/gstmeta.o</text:p>
      <text:p text:style-name="P2"><text:s text:c="2"/>CCLD <text:s text:c="4"/>gst/gstmeta</text:p>
      <text:p text:style-name="P2"><text:s text:c="2"/>CC <text:s text:c="6"/>gst/gstmemory.o</text:p>
      <text:p text:style-name="P2"><text:s text:c="2"/>CCLD <text:s text:c="4"/>gst/gstmemory</text:p>
      <text:p text:style-name="P2"><text:s text:c="2"/>CC <text:s text:c="6"/>gst/gstbus.o</text:p>
      <text:p text:style-name="P2"><text:s text:c="2"/>CCLD <text:s text:c="4"/>gst/gstbus</text:p>
      <text:p text:style-name="P2"><text:s text:c="2"/>CC <text:s text:c="6"/>gst/gstcaps.o</text:p>
      <text:p text:style-name="P2"><text:s text:c="2"/>CCLD <text:s text:c="4"/>gst/gstcaps</text:p>
      <text:p text:style-name="P2"><text:s text:c="2"/>CC <text:s text:c="6"/>gst/gstcapsfeatures.o</text:p>
      <text:p text:style-name="P2"><text:s text:c="2"/>CCLD <text:s text:c="4"/>gst/gstcapsfeatures</text:p>
      <text:p text:style-name="P2"><text:s text:c="2"/>CXX <text:s text:c="5"/>gst/gstcpp.o</text:p>
      <text:p text:style-name="P2"><text:s text:c="2"/>CXXLD <text:s text:c="3"/>gst/gstcpp</text:p>
      <text:p text:style-name="P2"><text:soft-page-break/><text:s text:c="2"/>CXX <text:s text:c="5"/>libs/gstlibscpp.o</text:p>
      <text:p text:style-name="P2"><text:s text:c="2"/>CXXLD <text:s text:c="3"/>libs/gstlibscpp</text:p>
      <text:p text:style-name="P2"><text:s text:c="2"/>CC <text:s text:c="6"/>gst/gstdatetime.o</text:p>
      <text:p text:style-name="P2"><text:s text:c="2"/>CCLD <text:s text:c="4"/>gst/gstdatetime</text:p>
      <text:p text:style-name="P2"><text:s text:c="2"/>CC <text:s text:c="6"/>gst/gstdevice.o</text:p>
      <text:p text:style-name="P2"><text:s text:c="2"/>CCLD <text:s text:c="4"/>gst/gstdevice</text:p>
      <text:p text:style-name="P2"><text:s text:c="2"/>CC <text:s text:c="6"/>gst/gstinfo.o</text:p>
      <text:p text:style-name="P2"><text:s text:c="2"/>CCLD <text:s text:c="4"/>gst/gstinfo</text:p>
      <text:p text:style-name="P2"><text:s text:c="2"/>CC <text:s text:c="6"/>gst/gstiterator.o</text:p>
      <text:p text:style-name="P2"><text:s text:c="2"/>CCLD <text:s text:c="4"/>gst/gstiterator</text:p>
      <text:p text:style-name="P2"><text:s text:c="2"/>CC <text:s text:c="6"/>gst/gstmessage.o</text:p>
      <text:p text:style-name="P2"><text:s text:c="2"/>CCLD <text:s text:c="4"/>gst/gstmessage</text:p>
      <text:p text:style-name="P2"><text:s text:c="2"/>CC <text:s text:c="6"/>gst/gstminiobject.o</text:p>
      <text:p text:style-name="P2"><text:s text:c="2"/>CCLD <text:s text:c="4"/>gst/gstminiobject</text:p>
      <text:p text:style-name="P2"><text:s text:c="2"/>CC <text:s text:c="6"/>gst/gstobject.o</text:p>
      <text:p text:style-name="P2"><text:s text:c="2"/>CCLD <text:s text:c="4"/>gst/gstobject</text:p>
      <text:p text:style-name="P2"><text:s text:c="2"/>CC <text:s text:c="6"/>gst/gstpad.o</text:p>
      <text:p text:style-name="P2"><text:s text:c="2"/>CCLD <text:s text:c="4"/>gst/gstpad</text:p>
      <text:p text:style-name="P2"><text:s text:c="2"/>CC <text:s text:c="6"/>gst/gstparamspecs.o</text:p>
      <text:p text:style-name="P2"><text:s text:c="2"/>CCLD <text:s text:c="4"/>gst/gstparamspecs</text:p>
      <text:p text:style-name="P2"><text:s text:c="2"/>CC <text:s text:c="6"/>gst/gstpipeline.o</text:p>
      <text:p text:style-name="P2"><text:s text:c="2"/>CCLD <text:s text:c="4"/>gst/gstpipeline</text:p>
      <text:p text:style-name="P2"><text:s text:c="2"/>CC <text:s text:c="6"/>gst/gstpoll.o</text:p>
      <text:p text:style-name="P2"><text:s text:c="2"/>CCLD <text:s text:c="4"/>gst/gstpoll</text:p>
      <text:p text:style-name="P2"><text:s text:c="2"/>CC <text:s text:c="6"/>gst/gstprotection.o</text:p>
      <text:p text:style-name="P2"><text:s text:c="2"/>CCLD <text:s text:c="4"/>gst/gstprotection</text:p>
      <text:p text:style-name="P2"><text:s text:c="2"/>CC <text:s text:c="6"/>gst/gstprintf.o</text:p>
      <text:p text:style-name="P2"><text:s text:c="2"/>CCLD <text:s text:c="4"/>gst/gstprintf</text:p>
      <text:p text:style-name="P2"><text:s text:c="2"/>CC <text:s text:c="6"/>gst/gstsegment.o</text:p>
      <text:p text:style-name="P2"><text:s text:c="2"/>CCLD <text:s text:c="4"/>gst/gstsegment</text:p>
      <text:p text:style-name="P2"><text:s text:c="2"/>CC <text:s text:c="6"/>gst/gstsystemclock.o</text:p>
      <text:p text:style-name="P2"><text:s text:c="2"/>CCLD <text:s text:c="4"/>gst/gstsystemclock</text:p>
      <text:p text:style-name="P2"><text:s text:c="2"/>CC <text:s text:c="6"/>gst/gstclock.o</text:p>
      <text:p text:style-name="P2"><text:s text:c="2"/>CCLD <text:s text:c="4"/>gst/gstclock</text:p>
      <text:p text:style-name="P2"><text:s text:c="2"/>CC <text:s text:c="6"/>gst/gststructure.o</text:p>
      <text:p text:style-name="P2"><text:s text:c="2"/>CCLD <text:s text:c="4"/>gst/gststructure</text:p>
      <text:p text:style-name="P2"><text:s text:c="2"/>CC <text:s text:c="6"/>gst/gsttag.o</text:p>
      <text:p text:style-name="P2"><text:s text:c="2"/>CCLD <text:s text:c="4"/>gst/gsttag</text:p>
      <text:p text:style-name="P2"><text:s text:c="2"/>CC <text:s text:c="6"/>gst/gst_gsttracerrecord-gsttracerrecord.o</text:p>
      <text:p text:style-name="P2"><text:s text:c="2"/>CCLD <text:s text:c="4"/>gst/gsttracerrecord</text:p>
      <text:p text:style-name="P2"><text:s text:c="2"/>CC <text:s text:c="6"/>gst/gsttagsetter.o</text:p>
      <text:p text:style-name="P2"><text:s text:c="2"/>CCLD <text:s text:c="4"/>gst/gsttagsetter</text:p>
      <text:p text:style-name="P2"><text:s text:c="2"/>CC <text:s text:c="6"/>gst/gsttask.o</text:p>
      <text:p text:style-name="P2"><text:s text:c="2"/>CCLD <text:s text:c="4"/>gst/gsttask</text:p>
      <text:p text:style-name="P2"><text:s text:c="2"/>CC <text:s text:c="6"/>gst/gsttoc.o</text:p>
      <text:p text:style-name="P2"><text:s text:c="2"/>CCLD <text:s text:c="4"/>gst/gsttoc</text:p>
      <text:p text:style-name="P2"><text:s text:c="2"/>CC <text:s text:c="6"/>gst/gsttocsetter.o</text:p>
      <text:p text:style-name="P2"><text:s text:c="2"/>CCLD <text:s text:c="4"/>gst/gsttocsetter</text:p>
      <text:p text:style-name="P2"><text:s text:c="2"/>CC <text:s text:c="6"/>gst/gstvalue.o</text:p>
      <text:p text:style-name="P2"><text:s text:c="2"/>CCLD <text:s text:c="4"/>gst/gstvalue</text:p>
      <text:p text:style-name="P2"><text:s text:c="2"/>CC <text:s text:c="6"/>generic/states.o</text:p>
      <text:p text:style-name="P2"><text:s text:c="2"/>CCLD <text:s text:c="4"/>generic/states</text:p>
      <text:p text:style-name="P2"><text:soft-page-break/><text:s text:c="2"/>CC <text:s text:c="6"/>pipelines/simple-launch-lines.o</text:p>
      <text:p text:style-name="P2"><text:s text:c="2"/>CCLD <text:s text:c="4"/>pipelines/simple-launch-lines</text:p>
      <text:p text:style-name="P2"><text:s text:c="2"/>CC <text:s text:c="6"/>pipelines/cleanup.o</text:p>
      <text:p text:style-name="P2"><text:s text:c="2"/>CCLD <text:s text:c="4"/>pipelines/cleanup</text:p>
      <text:p text:style-name="P2"><text:s text:c="2"/>CC <text:s text:c="6"/>pipelines/parse-launch.o</text:p>
      <text:p text:style-name="P2"><text:s text:c="2"/>CCLD <text:s text:c="4"/>pipelines/parse-launch</text:p>
      <text:p text:style-name="P2"><text:s text:c="2"/>CC <text:s text:c="6"/>gst/gst.o</text:p>
      <text:p text:style-name="P2"><text:s text:c="2"/>CCLD <text:s text:c="4"/>gst/gst</text:p>
      <text:p text:style-name="P2"><text:s text:c="2"/>CC <text:s text:c="6"/>gst/gstbin.o</text:p>
      <text:p text:style-name="P2"><text:s text:c="2"/>CCLD <text:s text:c="4"/>gst/gstbin</text:p>
      <text:p text:style-name="P2"><text:s text:c="2"/>CC <text:s text:c="6"/>gst/gstchildproxy.o</text:p>
      <text:p text:style-name="P2"><text:s text:c="2"/>CCLD <text:s text:c="4"/>gst/gstchildproxy</text:p>
      <text:p text:style-name="P2"><text:s text:c="2"/>CC <text:s text:c="6"/>gst/gstcontext.o</text:p>
      <text:p text:style-name="P2"><text:s text:c="2"/>CCLD <text:s text:c="4"/>gst/gstcontext</text:p>
      <text:p text:style-name="P2"><text:s text:c="2"/>CC <text:s text:c="6"/>gst/gstcontroller.o</text:p>
      <text:p text:style-name="P2"><text:s text:c="2"/>CCLD <text:s text:c="4"/>gst/gstcontroller</text:p>
      <text:p text:style-name="P2"><text:s text:c="2"/>CC <text:s text:c="6"/>gst/gstelement.o</text:p>
      <text:p text:style-name="P2"><text:s text:c="2"/>CCLD <text:s text:c="4"/>gst/gstelement</text:p>
      <text:p text:style-name="P2"><text:s text:c="2"/>CC <text:s text:c="6"/>gst/gstelementfactory.o</text:p>
      <text:p text:style-name="P2"><text:s text:c="2"/>CCLD <text:s text:c="4"/>gst/gstelementfactory</text:p>
      <text:p text:style-name="P2"><text:s text:c="2"/>CC <text:s text:c="6"/>gst/gstevent.o</text:p>
      <text:p text:style-name="P2"><text:s text:c="2"/>CCLD <text:s text:c="4"/>gst/gstevent</text:p>
      <text:p text:style-name="P2"><text:s text:c="2"/>CC <text:s text:c="6"/>gst/gstghostpad.o</text:p>
      <text:p text:style-name="P2"><text:s text:c="2"/>CCLD <text:s text:c="4"/>gst/gstghostpad</text:p>
      <text:p text:style-name="P2"><text:s text:c="2"/>CC <text:s text:c="6"/>gst/gstplugin.o</text:p>
      <text:p text:style-name="P2"><text:s text:c="2"/>CCLD <text:s text:c="4"/>gst/gstplugin</text:p>
      <text:p text:style-name="P2"><text:s text:c="2"/>CC <text:s text:c="6"/>gst/gstpreset.o</text:p>
      <text:p text:style-name="P2"><text:s text:c="2"/>CCLD <text:s text:c="4"/>gst/gstpreset</text:p>
      <text:p text:style-name="P2">make[3]: 'gst/gstprotection' is up to date.</text:p>
      <text:p text:style-name="P2"><text:s text:c="2"/>CC <text:s text:c="6"/>gst/gstquery.o</text:p>
      <text:p text:style-name="P2"><text:s text:c="2"/>CCLD <text:s text:c="4"/>gst/gstquery</text:p>
      <text:p text:style-name="P2"><text:s text:c="2"/>CC <text:s text:c="6"/>gst/gstregistry.o</text:p>
      <text:p text:style-name="P2"><text:s text:c="2"/>CCLD <text:s text:c="4"/>gst/gstregistry</text:p>
      <text:p text:style-name="P2"><text:s text:c="2"/>CC <text:s text:c="6"/>gst/gsturi.o</text:p>
      <text:p text:style-name="P2"><text:s text:c="2"/>CCLD <text:s text:c="4"/>gst/gsturi</text:p>
      <text:p text:style-name="P2"><text:s text:c="2"/>CC <text:s text:c="6"/>gst/gstutils.o</text:p>
      <text:p text:style-name="P2"><text:s text:c="2"/>CCLD <text:s text:c="4"/>gst/gstutils</text:p>
      <text:p text:style-name="P2"><text:s text:c="2"/>CC <text:s text:c="6"/>generic/sinks.o</text:p>
      <text:p text:style-name="P2"><text:s text:c="2"/>CCLD <text:s text:c="4"/>generic/sinks</text:p>
      <text:p text:style-name="P2"><text:s text:c="2"/>CC <text:s text:c="6"/>elements/capsfilter.o</text:p>
      <text:p text:style-name="P2"><text:s text:c="2"/>CCLD <text:s text:c="4"/>elements/capsfilter</text:p>
      <text:p text:style-name="P2"><text:s text:c="2"/>CC <text:s text:c="6"/>elements/concat.o</text:p>
      <text:p text:style-name="P2"><text:s text:c="2"/>CCLD <text:s text:c="4"/>elements/concat</text:p>
      <text:p text:style-name="P2"><text:s text:c="2"/>CC <text:s text:c="6"/>elements/fakesink.o</text:p>
      <text:p text:style-name="P2"><text:s text:c="2"/>CCLD <text:s text:c="4"/>elements/fakesink</text:p>
      <text:p text:style-name="P2"><text:s text:c="2"/>CC <text:s text:c="6"/>elements/fakesrc.o</text:p>
      <text:p text:style-name="P2"><text:s text:c="2"/>CCLD <text:s text:c="4"/>elements/fakesrc</text:p>
      <text:p text:style-name="P2"><text:s text:c="2"/>CC <text:s text:c="6"/>elements/elements_fdsrc-fdsrc.o</text:p>
      <text:p text:style-name="P2"><text:s text:c="2"/>CCLD <text:s text:c="4"/>elements/fdsrc</text:p>
      <text:p text:style-name="P2"><text:s text:c="2"/>CC <text:s text:c="6"/>elements/filesink.o</text:p>
      <text:p text:style-name="P2"><text:s text:c="2"/>CCLD <text:s text:c="4"/>elements/filesink</text:p>
      <text:p text:style-name="P2"><text:s text:c="2"/>CC <text:s text:c="6"/>elements/elements_filesrc-filesrc.o</text:p>
      <text:p text:style-name="P2"><text:soft-page-break/><text:s text:c="2"/>CCLD <text:s text:c="4"/>elements/filesrc</text:p>
      <text:p text:style-name="P2"><text:s text:c="2"/>CC <text:s text:c="6"/>elements/funnel.o</text:p>
      <text:p text:style-name="P2"><text:s text:c="2"/>CCLD <text:s text:c="4"/>elements/funnel</text:p>
      <text:p text:style-name="P2"><text:s text:c="2"/>CC <text:s text:c="6"/>elements/identity.o</text:p>
      <text:p text:style-name="P2"><text:s text:c="2"/>CCLD <text:s text:c="4"/>elements/identity</text:p>
      <text:p text:style-name="P2"><text:s text:c="2"/>CC <text:s text:c="6"/>elements/multiqueue.o</text:p>
      <text:p text:style-name="P2"><text:s text:c="2"/>CCLD <text:s text:c="4"/>elements/multiqueue</text:p>
      <text:p text:style-name="P2"><text:s text:c="2"/>CC <text:s text:c="6"/>elements/selector.o</text:p>
      <text:p text:style-name="P2"><text:s text:c="2"/>CCLD <text:s text:c="4"/>elements/selector</text:p>
      <text:p text:style-name="P2"><text:s text:c="2"/>CC <text:s text:c="6"/>elements/tee.o</text:p>
      <text:p text:style-name="P2"><text:s text:c="2"/>CCLD <text:s text:c="4"/>elements/tee</text:p>
      <text:p text:style-name="P2"><text:s text:c="2"/>CC <text:s text:c="6"/>elements/queue.o</text:p>
      <text:p text:style-name="P2"><text:s text:c="2"/>CCLD <text:s text:c="4"/>elements/queue</text:p>
      <text:p text:style-name="P2"><text:s text:c="2"/>CC <text:s text:c="6"/>elements/queue2.o</text:p>
      <text:p text:style-name="P2"><text:s text:c="2"/>CCLD <text:s text:c="4"/>elements/queue2</text:p>
      <text:p text:style-name="P2"><text:s text:c="2"/>CC <text:s text:c="6"/>elements/valve.o</text:p>
      <text:p text:style-name="P2"><text:s text:c="2"/>CCLD <text:s text:c="4"/>elements/valve</text:p>
      <text:p text:style-name="P2"><text:s text:c="2"/>CC <text:s text:c="6"/>elements/streamiddemux.o</text:p>
      <text:p text:style-name="P2"><text:s text:c="2"/>CCLD <text:s text:c="4"/>elements/streamiddemux</text:p>
      <text:p text:style-name="P2"><text:s text:c="2"/>CC <text:s text:c="6"/>libs/baseparse.o</text:p>
      <text:p text:style-name="P2"><text:s text:c="2"/>CCLD <text:s text:c="4"/>libs/baseparse</text:p>
      <text:p text:style-name="P2"><text:s text:c="2"/>CC <text:s text:c="6"/>libs/basesrc.o</text:p>
      <text:p text:style-name="P2"><text:s text:c="2"/>CCLD <text:s text:c="4"/>libs/basesrc</text:p>
      <text:p text:style-name="P2"><text:s text:c="2"/>CC <text:s text:c="6"/>libs/basesink.o</text:p>
      <text:p text:style-name="P2"><text:s text:c="2"/>CCLD <text:s text:c="4"/>libs/basesink</text:p>
      <text:p text:style-name="P2"><text:s text:c="2"/>CC <text:s text:c="6"/>libs/sparsefile.o</text:p>
      <text:p text:style-name="P2"><text:s text:c="2"/>CCLD <text:s text:c="4"/>libs/sparsefile</text:p>
      <text:p text:style-name="P2"><text:s text:c="2"/>CC <text:s text:c="6"/>libs/controller.o</text:p>
      <text:p text:style-name="P2"><text:s text:c="2"/>CCLD <text:s text:c="4"/>libs/controller</text:p>
      <text:p text:style-name="P2"><text:s text:c="2"/>CC <text:s text:c="6"/>libs/queuearray.o</text:p>
      <text:p text:style-name="P2"><text:s text:c="2"/>CCLD <text:s text:c="4"/>libs/queuearray</text:p>
      <text:p text:style-name="P2"><text:s text:c="2"/>CC <text:s text:c="6"/>libs/typefindhelper.o</text:p>
      <text:p text:style-name="P2"><text:s text:c="2"/>CCLD <text:s text:c="4"/>libs/typefindhelper</text:p>
      <text:p text:style-name="P2"><text:s text:c="2"/>CC <text:s text:c="6"/>pipelines/seek.o</text:p>
      <text:p text:style-name="P2"><text:s text:c="2"/>CCLD <text:s text:c="4"/>pipelines/seek</text:p>
      <text:p text:style-name="P2"><text:s text:c="2"/>CC <text:s text:c="6"/>pipelines/stress.o</text:p>
      <text:p text:style-name="P2"><text:s text:c="2"/>CCLD <text:s text:c="4"/>pipelines/stress</text:p>
      <text:p text:style-name="P2"><text:s text:c="2"/>CC <text:s text:c="6"/>pipelines/queue-error.o</text:p>
      <text:p text:style-name="P2"><text:s text:c="2"/>CCLD <text:s text:c="4"/>pipelines/queue-error</text:p>
      <text:p text:style-name="P2"><text:s text:c="2"/>CC <text:s text:c="6"/>libs/libsabi.o</text:p>
      <text:p text:style-name="P2"><text:s text:c="2"/>CCLD <text:s text:c="4"/>libs/libsabi</text:p>
      <text:p text:style-name="P2"><text:s text:c="2"/>CC <text:s text:c="6"/>libs/adapter.o</text:p>
      <text:p text:style-name="P2"><text:s text:c="2"/>CCLD <text:s text:c="4"/>libs/adapter</text:p>
      <text:p text:style-name="P2"><text:s text:c="2"/>CC <text:s text:c="6"/>libs/bitreader.o</text:p>
      <text:p text:style-name="P2"><text:s text:c="2"/>CCLD <text:s text:c="4"/>libs/bitreader</text:p>
      <text:p text:style-name="P2"><text:s text:c="2"/>CC <text:s text:c="6"/>libs/bytereader.o</text:p>
      <text:p text:style-name="P2"><text:s text:c="2"/>CCLD <text:s text:c="4"/>libs/bytereader</text:p>
      <text:p text:style-name="P2"><text:s text:c="2"/>CC <text:s text:c="6"/>libs/bytewriter.o</text:p>
      <text:p text:style-name="P2"><text:s text:c="2"/>CCLD <text:s text:c="4"/>libs/bytewriter</text:p>
      <text:p text:style-name="P2"><text:s text:c="2"/>CC <text:s text:c="6"/>libs/bitreader-noinline.o</text:p>
      <text:p text:style-name="P2"><text:s text:c="2"/>CCLD <text:s text:c="4"/>libs/bitreader-noinline</text:p>
      <text:p text:style-name="P2"><text:s text:c="2"/>CC <text:s text:c="6"/>libs/bytereader-noinline.o</text:p>
      <text:p text:style-name="P2"><text:soft-page-break/><text:s text:c="2"/>CCLD <text:s text:c="4"/>libs/bytereader-noinline</text:p>
      <text:p text:style-name="P2"><text:s text:c="2"/>CC <text:s text:c="6"/>libs/bytewriter-noinline.o</text:p>
      <text:p text:style-name="P2"><text:s text:c="2"/>CCLD <text:s text:c="4"/>libs/bytewriter-noinline</text:p>
      <text:p text:style-name="P2"><text:s text:c="2"/>CC <text:s text:c="6"/>libs/flowcombiner.o</text:p>
      <text:p text:style-name="P2"><text:s text:c="2"/>CCLD <text:s text:c="4"/>libs/flowcombiner</text:p>
      <text:p text:style-name="P2">make[3]: 'libs/sparsefile' is up to date.</text:p>
      <text:p text:style-name="P2"><text:s text:c="2"/>CC <text:s text:c="6"/>libs/collectpads.o</text:p>
      <text:p text:style-name="P2"><text:s text:c="2"/>CCLD <text:s text:c="4"/>libs/collectpads</text:p>
      <text:p text:style-name="P2"><text:s text:c="2"/>CC <text:s text:c="6"/>libs/gstharness.o</text:p>
      <text:p text:style-name="P2"><text:s text:c="2"/>CCLD <text:s text:c="4"/>libs/gstharness</text:p>
      <text:p text:style-name="P2"><text:s text:c="2"/>CC <text:s text:c="6"/>libs/gstnetclientclock.o</text:p>
      <text:p text:style-name="P2"><text:s text:c="2"/>CCLD <text:s text:c="4"/>libs/gstnetclientclock</text:p>
      <text:p text:style-name="P2"><text:s text:c="2"/>CC <text:s text:c="6"/>libs/gstnettimeprovider.o</text:p>
      <text:p text:style-name="P2"><text:s text:c="2"/>CCLD <text:s text:c="4"/>libs/gstnettimeprovider</text:p>
      <text:p text:style-name="P2"><text:s text:c="2"/>CC <text:s text:c="6"/>libs/gsttestclock.o</text:p>
      <text:p text:style-name="P2"><text:s text:c="2"/>CCLD <text:s text:c="4"/>libs/gsttestclock</text:p>
      <text:p text:style-name="P2"><text:s text:c="2"/>CC <text:s text:c="6"/>libs/transform1.o</text:p>
      <text:p text:style-name="P2"><text:s text:c="2"/>CCLD <text:s text:c="4"/>libs/transform1</text:p>
      <text:p text:style-name="P2"><text:s text:c="2"/>CC <text:s text:c="6"/>libs/transform2.o</text:p>
      <text:p text:style-name="P2"><text:s text:c="2"/>CCLD <text:s text:c="4"/>libs/transform2</text:p>
      <text:p text:style-name="P2"><text:s text:c="2"/>CC <text:s text:c="6"/>tools/gstinspect.o</text:p>
      <text:p text:style-name="P2"><text:s text:c="2"/>CCLD <text:s text:c="4"/>tools/gstinspect</text:p>
      <text:p text:style-name="P2">make[3]: Leaving directory '/home/mahannee/packages/gstreamer/gstreamer1.0-1.8.0/tests/check'</text:p>
      <text:p text:style-name="P2">make <text:s/>check-TESTS</text:p>
      <text:p text:style-name="P2">make[3]: Entering directory '/home/mahannee/packages/gstreamer/gstreamer1.0-1.8.0/tests/check'</text:p>
      <text:p text:style-name="P2">make[4]: Entering directory '/home/mahannee/packages/gstreamer/gstreamer1.0-1.8.0/tests/check'</text:p>
      <text:p text:style-name="P2">PASS: gst/gstabi</text:p>
      <text:p text:style-name="P2">PASS: gst/gstatomicqueue</text:p>
      <text:p text:style-name="P2">PASS: gst/gstbuffer</text:p>
      <text:p text:style-name="P2">PASS: gst/gstbufferlist</text:p>
      <text:p text:style-name="P2">PASS: gst/gstbufferpool</text:p>
      <text:p text:style-name="P2">PASS: gst/gstmeta</text:p>
      <text:p text:style-name="P2">PASS: gst/gstmemory</text:p>
      <text:p text:style-name="P2">PASS: gst/gstbus</text:p>
      <text:p text:style-name="P2">PASS: gst/gstcaps</text:p>
      <text:p text:style-name="P2">PASS: gst/gstcapsfeatures</text:p>
      <text:p text:style-name="P2">PASS: gst/gstcpp</text:p>
      <text:p text:style-name="P2">PASS: libs/gstlibscpp</text:p>
      <text:p text:style-name="P2">PASS: gst/gstdatetime</text:p>
      <text:p text:style-name="P2">PASS: gst/gstdevice</text:p>
      <text:p text:style-name="P2">PASS: gst/gstinfo</text:p>
      <text:p text:style-name="P2">PASS: gst/gstiterator</text:p>
      <text:p text:style-name="P2">PASS: gst/gstmessage</text:p>
      <text:p text:style-name="P2">PASS: gst/gstminiobject</text:p>
      <text:p text:style-name="P2">PASS: gst/gstobject</text:p>
      <text:p text:style-name="P2">PASS: gst/gstpad</text:p>
      <text:p text:style-name="P2">PASS: gst/gstparamspecs</text:p>
      <text:p text:style-name="P2">PASS: gst/gstpipeline</text:p>
      <text:p text:style-name="P2">PASS: gst/gstpoll</text:p>
      <text:p text:style-name="P2">PASS: gst/gstprotection</text:p>
      <text:p text:style-name="P2">PASS: gst/gstprintf</text:p>
      <text:p text:style-name="P2">PASS: gst/gstsegment</text:p>
      <text:p text:style-name="P2"><text:soft-page-break/>PASS: gst/gstsystemclock</text:p>
      <text:p text:style-name="P2">PASS: gst/gstclock</text:p>
      <text:p text:style-name="P2">PASS: gst/gststructure</text:p>
      <text:p text:style-name="P2">PASS: gst/gsttag</text:p>
      <text:p text:style-name="P2">PASS: gst/gsttracerrecord</text:p>
      <text:p text:style-name="P2">PASS: gst/gsttagsetter</text:p>
      <text:p text:style-name="P2">PASS: gst/gsttask</text:p>
      <text:p text:style-name="P2">PASS: gst/gsttoc</text:p>
      <text:p text:style-name="P2">PASS: gst/gsttocsetter</text:p>
      <text:p text:style-name="P2">PASS: gst/gstvalue</text:p>
      <text:p text:style-name="P2">PASS: generic/states</text:p>
      <text:p text:style-name="P2">PASS: pipelines/simple-launch-lines</text:p>
      <text:p text:style-name="P2">PASS: pipelines/cleanup</text:p>
      <text:p text:style-name="P2">PASS: pipelines/parse-launch</text:p>
      <text:p text:style-name="P2">PASS: gst/gst</text:p>
      <text:p text:style-name="P2">PASS: gst/gstbin</text:p>
      <text:p text:style-name="P2">PASS: gst/gstchildproxy</text:p>
      <text:p text:style-name="P2">PASS: gst/gstcontext</text:p>
      <text:p text:style-name="P2">PASS: gst/gstcontroller</text:p>
      <text:p text:style-name="P2">PASS: gst/gstelement</text:p>
      <text:p text:style-name="P2">PASS: gst/gstelementfactory</text:p>
      <text:p text:style-name="P2">PASS: gst/gstevent</text:p>
      <text:p text:style-name="P2">PASS: gst/gstghostpad</text:p>
      <text:p text:style-name="P2">PASS: gst/gstplugin</text:p>
      <text:p text:style-name="P2">PASS: gst/gstpreset</text:p>
      <text:p text:style-name="P2">PASS: gst/gstquery</text:p>
      <text:p text:style-name="P2">PASS: gst/gstregistry</text:p>
      <text:p text:style-name="P2">PASS: gst/gsturi</text:p>
      <text:p text:style-name="P2">PASS: gst/gstutils</text:p>
      <text:p text:style-name="P2">PASS: generic/sinks</text:p>
      <text:p text:style-name="P2">PASS: elements/capsfilter</text:p>
      <text:p text:style-name="P2">PASS: elements/concat</text:p>
      <text:p text:style-name="P2">PASS: elements/fakesink</text:p>
      <text:p text:style-name="P2">PASS: elements/fakesrc</text:p>
      <text:p text:style-name="P2">PASS: elements/fdsrc</text:p>
      <text:p text:style-name="P2">PASS: elements/filesink</text:p>
      <text:p text:style-name="P2">PASS: elements/filesrc</text:p>
      <text:p text:style-name="P2">PASS: elements/funnel</text:p>
      <text:p text:style-name="P2">PASS: elements/identity</text:p>
      <text:p text:style-name="P2">PASS: elements/multiqueue</text:p>
      <text:p text:style-name="P2">PASS: elements/selector</text:p>
      <text:p text:style-name="P2">PASS: elements/tee</text:p>
      <text:p text:style-name="P2">PASS: elements/queue</text:p>
      <text:p text:style-name="P2">PASS: elements/queue2</text:p>
      <text:p text:style-name="P2">PASS: elements/valve</text:p>
      <text:p text:style-name="P2">PASS: elements/streamiddemux</text:p>
      <text:p text:style-name="P2">PASS: libs/baseparse</text:p>
      <text:p text:style-name="P2">PASS: libs/basesrc</text:p>
      <text:p text:style-name="P2">PASS: libs/basesink</text:p>
      <text:p text:style-name="P2">PASS: libs/sparsefile</text:p>
      <text:p text:style-name="P2">PASS: libs/controller</text:p>
      <text:p text:style-name="P2">PASS: libs/queuearray</text:p>
      <text:p text:style-name="P2"><text:soft-page-break/>PASS: libs/typefindhelper</text:p>
      <text:p text:style-name="P2">PASS: pipelines/seek</text:p>
      <text:p text:style-name="P2">PASS: pipelines/stress</text:p>
      <text:p text:style-name="P2">PASS: pipelines/queue-error</text:p>
      <text:p text:style-name="P2">PASS: libs/libsabi</text:p>
      <text:p text:style-name="P2">PASS: libs/adapter</text:p>
      <text:p text:style-name="P2">PASS: libs/bitreader</text:p>
      <text:p text:style-name="P2">PASS: libs/bytereader</text:p>
      <text:p text:style-name="P2">PASS: libs/bytewriter</text:p>
      <text:p text:style-name="P2">PASS: libs/bitreader-noinline</text:p>
      <text:p text:style-name="P2">PASS: libs/bytereader-noinline</text:p>
      <text:p text:style-name="P2">PASS: libs/bytewriter-noinline</text:p>
      <text:p text:style-name="P2">PASS: libs/flowcombiner</text:p>
      <text:p text:style-name="P2">PASS: libs/collectpads</text:p>
      <text:p text:style-name="P2">PASS: libs/gstharness</text:p>
      <text:p text:style-name="P2">PASS: libs/gstnetclientclock</text:p>
      <text:p text:style-name="P2">PASS: libs/gstnettimeprovider</text:p>
      <text:p text:style-name="P2">PASS: libs/gsttestclock</text:p>
      <text:p text:style-name="P2">PASS: libs/transform1</text:p>
      <text:p text:style-name="P2">PASS: libs/transform2</text:p>
      <text:p text:style-name="P2">PASS: tools/gstinspect</text:p>
      <text:p text:style-name="P2">============================================================================</text:p>
      <text:p text:style-name="P2">Testsuite summary for GStreamer 1.8.0</text:p>
      <text:p text:style-name="P2">============================================================================</text:p>
      <text:p text:style-name="P6"># TOTAL: 101</text:p>
      <text:p text:style-name="P6"># PASS: <text:s/>101</text:p>
      <text:p text:style-name="P6"># SKIP: <text:s/>0</text:p>
      <text:p text:style-name="P6"># XFAIL: 0</text:p>
      <text:p text:style-name="P6"># FAIL: <text:s/>0</text:p>
      <text:p text:style-name="P6"># XPASS: 0</text:p>
      <text:p text:style-name="P6"># ERROR: 0</text:p>
      <text:p text:style-name="P2"><text:span text:style-name="T7">==========</text:span>==================================================================</text:p>
      <text:p text:style-name="P2">make[4]: Leaving directory '/home/mahannee/packages/gstreamer/gstreamer1.0-1.8.0/tests/check'</text:p>
      <text:p text:style-name="P2">make[3]: Leaving directory '/home/mahannee/packages/gstreamer/gstreamer1.0-1.8.0/tests/check'</text:p>
      <text:p text:style-name="P2">make[2]: Leaving directory '/home/mahannee/packages/gstreamer/gstreamer1.0-1.8.0/tests/check'</text:p>
      <text:p text:style-name="P2">Making check in misc</text:p>
      <text:p text:style-name="P2">make[2]: Entering directory '/home/mahannee/packages/gstreamer/gstreamer1.0-1.8.0/tests/misc'</text:p>
      <text:p text:style-name="P2">make[2]: Nothing to be done for 'check'.</text:p>
      <text:p text:style-name="P2">make[2]: Leaving directory '/home/mahannee/packages/gstreamer/gstreamer1.0-1.8.0/tests/misc'</text:p>
      <text:p text:style-name="P2">Making check in examples</text:p>
      <text:p text:style-name="P2">make[2]: Entering directory '/home/mahannee/packages/gstreamer/gstreamer1.0-1.8.0/tests/examples'</text:p>
      <text:p text:style-name="P2">Making check in controller</text:p>
      <text:p text:style-name="P2">make[3]: Entering directory '/home/mahannee/packages/gstreamer/gstreamer1.0-1.8.0/tests/examples/controller'</text:p>
      <text:p text:style-name="P2">make[3]: Nothing to be done for 'check'.</text:p>
      <text:p text:style-name="P2">make[3]: Leaving directory '/home/mahannee/packages/gstreamer/gstreamer1.0-1.8.0/tests/examples/controller'</text:p>
      <text:p text:style-name="P2">Making check in helloworld</text:p>
      <text:p text:style-name="P2"><text:soft-page-break/>make[3]: Entering directory '/home/mahannee/packages/gstreamer/gstreamer1.0-1.8.0/tests/examples/helloworld'</text:p>
      <text:p text:style-name="P2">make[3]: Nothing to be done for 'check'.</text:p>
      <text:p text:style-name="P2">make[3]: Leaving directory '/home/mahannee/packages/gstreamer/gstreamer1.0-1.8.0/tests/examples/helloworld'</text:p>
      <text:p text:style-name="P2">Making check in manual</text:p>
      <text:p text:style-name="P2">make[3]: Entering directory '/home/mahannee/packages/gstreamer/gstreamer1.0-1.8.0/tests/examples/manual'</text:p>
      <text:p text:style-name="P2">make <text:s/>check-am</text:p>
      <text:p text:style-name="P2">make[4]: Entering directory '/home/mahannee/packages/gstreamer/gstreamer1.0-1.8.0/tests/examples/manual'</text:p>
      <text:p text:style-name="P2">make <text:s/>check-TESTS</text:p>
      <text:p text:style-name="P2">make[5]: Entering directory '/home/mahannee/packages/gstreamer/gstreamer1.0-1.8.0/tests/examples/manual'</text:p>
      <text:p text:style-name="P2">make[6]: Entering directory '/home/mahannee/packages/gstreamer/gstreamer1.0-1.8.0/tests/examples/manual'</text:p>
      <text:p text:style-name="P2">PASS: bin</text:p>
      <text:p text:style-name="P2">PASS: elementcreate</text:p>
      <text:p text:style-name="P2">PASS: elementfactory</text:p>
      <text:p text:style-name="P2">PASS: elementget</text:p>
      <text:p text:style-name="P2">PASS: elementlink</text:p>
      <text:p text:style-name="P2">PASS: elementmake</text:p>
      <text:p text:style-name="P2">PASS: ghostpad</text:p>
      <text:p text:style-name="P2">PASS: init</text:p>
      <text:p text:style-name="P2">============================================================================</text:p>
      <text:p text:style-name="P2">Testsuite summary for GStreamer 1.8.0</text:p>
      <text:p text:style-name="P2">============================================================================</text:p>
      <text:p text:style-name="P6"># TOTAL: 8</text:p>
      <text:p text:style-name="P6"># PASS: <text:s/>8</text:p>
      <text:p text:style-name="P6"># SKIP: <text:s/>0</text:p>
      <text:p text:style-name="P6"># XFAIL: 0</text:p>
      <text:p text:style-name="P6"># FAIL: <text:s/>0</text:p>
      <text:p text:style-name="P6"># XPASS: 0</text:p>
      <text:p text:style-name="P6"># ERROR: 0</text:p>
      <text:p text:style-name="P2">============================================================================</text:p>
      <text:p text:style-name="P2">make[6]: Leaving directory '/home/mahannee/packages/gstreamer/gstreamer1.0-1.8.0/tests/examples/manual'</text:p>
      <text:p text:style-name="P2">make[5]: Leaving directory '/home/mahannee/packages/gstreamer/gstreamer1.0-1.8.0/tests/examples/manual'</text:p>
      <text:p text:style-name="P2">make[4]: Leaving directory '/home/mahannee/packages/gstreamer/gstreamer1.0-1.8.0/tests/examples/manual'</text:p>
      <text:p text:style-name="P2">make[3]: Leaving directory '/home/mahannee/packages/gstreamer/gstreamer1.0-1.8.0/tests/examples/manual'</text:p>
      <text:p text:style-name="P2">Making check in memory</text:p>
      <text:p text:style-name="P2">make[3]: Entering directory '/home/mahannee/packages/gstreamer/gstreamer1.0-1.8.0/tests/examples/memory'</text:p>
      <text:p text:style-name="P2">make[3]: Nothing to be done for 'check'.</text:p>
      <text:p text:style-name="P2">make[3]: Leaving directory '/home/mahannee/packages/gstreamer/gstreamer1.0-1.8.0/tests/examples/memory'</text:p>
      <text:p text:style-name="P2"><text:soft-page-break/>Making check in netclock</text:p>
      <text:p text:style-name="P2">make[3]: Entering directory '/home/mahannee/packages/gstreamer/gstreamer1.0-1.8.0/tests/examples/netclock'</text:p>
      <text:p text:style-name="P2">make[3]: Nothing to be done for 'check'.</text:p>
      <text:p text:style-name="P2">make[3]: Leaving directory '/home/mahannee/packages/gstreamer/gstreamer1.0-1.8.0/tests/examples/netclock'</text:p>
      <text:p text:style-name="P2">Making check in ptp</text:p>
      <text:p text:style-name="P2">make[3]: Entering directory '/home/mahannee/packages/gstreamer/gstreamer1.0-1.8.0/tests/examples/ptp'</text:p>
      <text:p text:style-name="P2">make[3]: Nothing to be done for 'check'.</text:p>
      <text:p text:style-name="P2">make[3]: Leaving directory '/home/mahannee/packages/gstreamer/gstreamer1.0-1.8.0/tests/examples/ptp'</text:p>
      <text:p text:style-name="P2">Making check in stepping</text:p>
      <text:p text:style-name="P2">make[3]: Entering directory '/home/mahannee/packages/gstreamer/gstreamer1.0-1.8.0/tests/examples/stepping'</text:p>
      <text:p text:style-name="P2">make[3]: Nothing to be done for 'check'.</text:p>
      <text:p text:style-name="P2">make[3]: Leaving directory '/home/mahannee/packages/gstreamer/gstreamer1.0-1.8.0/tests/examples/stepping'</text:p>
      <text:p text:style-name="P2">Making check in streamiddemux</text:p>
      <text:p text:style-name="P2">make[3]: Entering directory '/home/mahannee/packages/gstreamer/gstreamer1.0-1.8.0/tests/examples/streamiddemux'</text:p>
      <text:p text:style-name="P2">make[3]: Nothing to be done for 'check'.</text:p>
      <text:p text:style-name="P2">make[3]: Leaving directory '/home/mahannee/packages/gstreamer/gstreamer1.0-1.8.0/tests/examples/streamiddemux'</text:p>
      <text:p text:style-name="P2">Making check in streams</text:p>
      <text:p text:style-name="P2">make[3]: Entering directory '/home/mahannee/packages/gstreamer/gstreamer1.0-1.8.0/tests/examples/streams'</text:p>
      <text:p text:style-name="P2">make[3]: Nothing to be done for 'check'.</text:p>
      <text:p text:style-name="P2">make[3]: Leaving directory '/home/mahannee/packages/gstreamer/gstreamer1.0-1.8.0/tests/examples/streams'</text:p>
      <text:p text:style-name="P2">Making check in adapter</text:p>
      <text:p text:style-name="P2">make[3]: Entering directory '/home/mahannee/packages/gstreamer/gstreamer1.0-1.8.0/tests/examples/adapter'</text:p>
      <text:p text:style-name="P2">make[3]: Nothing to be done for 'check'.</text:p>
      <text:p text:style-name="P2">make[3]: Leaving directory '/home/mahannee/packages/gstreamer/gstreamer1.0-1.8.0/tests/examples/adapter'</text:p>
      <text:p text:style-name="P2">make[3]: Entering directory '/home/mahannee/packages/gstreamer/gstreamer1.0-1.8.0/tests/examples'</text:p>
      <text:p text:style-name="P2">make[3]: Nothing to be done for 'check-am'.</text:p>
      <text:p text:style-name="P2">make[3]: Leaving directory '/home/mahannee/packages/gstreamer/gstreamer1.0-1.8.0/tests/examples'</text:p>
      <text:p text:style-name="P2">make[2]: Leaving directory '/home/mahannee/packages/gstreamer/gstreamer1.0-1.8.0/tests/examples'</text:p>
      <text:p text:style-name="P2">make[2]: Entering directory '/home/mahannee/packages/gstreamer/gstreamer1.0-1.8.0/tests'</text:p>
      <text:p text:style-name="P2">make[2]: Nothing to be done for 'check-am'.</text:p>
      <text:p text:style-name="P2">make[2]: Leaving directory '/home/mahannee/packages/gstreamer/gstreamer1.0-1.8.0/tests'</text:p>
      <text:p text:style-name="P2">make[1]: Leaving directory '/home/mahannee/packages/gstreamer/gstreamer1.0-1.8.0/tests'</text:p>
      <text:p text:style-name="P2">Making check in docs</text:p>
      <text:p text:style-name="P2">make[1]: Entering directory '/home/mahannee/packages/gstreamer/gstreamer1.0-1.8.0/docs'</text:p>
      <text:p text:style-name="P2">make <text:s/>check-recursive</text:p>
      <text:p text:style-name="P2">make[2]: Entering directory '/home/mahannee/packages/gstreamer/gstreamer1.0-1.8.0/docs'</text:p>
      <text:p text:style-name="P2">Making check in design</text:p>
      <text:p text:style-name="P2"><text:soft-page-break/>make[3]: Entering directory '/home/mahannee/packages/gstreamer/gstreamer1.0-1.8.0/docs/design'</text:p>
      <text:p text:style-name="P2">make[3]: Nothing to be done for 'check'.</text:p>
      <text:p text:style-name="P2">make[3]: Leaving directory '/home/mahannee/packages/gstreamer/gstreamer1.0-1.8.0/docs/design'</text:p>
      <text:p text:style-name="P2">Making check in gst</text:p>
      <text:p text:style-name="P2">make[3]: Entering directory '/home/mahannee/packages/gstreamer/gstreamer1.0-1.8.0/docs/gst'</text:p>
      <text:p text:style-name="P2">make <text:s/>check-am</text:p>
      <text:p text:style-name="P2">make[4]: Entering directory '/home/mahannee/packages/gstreamer/gstreamer1.0-1.8.0/docs/gst'</text:p>
      <text:p text:style-name="P2">make[4]: Nothing to be done for 'check-am'.</text:p>
      <text:p text:style-name="P2">make[4]: Leaving directory '/home/mahannee/packages/gstreamer/gstreamer1.0-1.8.0/docs/gst'</text:p>
      <text:p text:style-name="P2">make[3]: Leaving directory '/home/mahannee/packages/gstreamer/gstreamer1.0-1.8.0/docs/gst'</text:p>
      <text:p text:style-name="P2">Making check in libs</text:p>
      <text:p text:style-name="P2">make[3]: Entering directory '/home/mahannee/packages/gstreamer/gstreamer1.0-1.8.0/docs/libs'</text:p>
      <text:p text:style-name="P2">make[3]: Nothing to be done for 'check'.</text:p>
      <text:p text:style-name="P2">make[3]: Leaving directory '/home/mahannee/packages/gstreamer/gstreamer1.0-1.8.0/docs/libs'</text:p>
      <text:p text:style-name="P2">Making check in plugins</text:p>
      <text:p text:style-name="P2">make[3]: Entering directory '/home/mahannee/packages/gstreamer/gstreamer1.0-1.8.0/docs/plugins'</text:p>
      <text:p text:style-name="P2">make[3]: Nothing to be done for 'check'.</text:p>
      <text:p text:style-name="P2">make[3]: Leaving directory '/home/mahannee/packages/gstreamer/gstreamer1.0-1.8.0/docs/plugins'</text:p>
      <text:p text:style-name="P2">make[3]: Entering directory '/home/mahannee/packages/gstreamer/gstreamer1.0-1.8.0/docs'</text:p>
      <text:p text:style-name="P2">make[3]: Nothing to be done for 'check-am'.</text:p>
      <text:p text:style-name="P2">make[3]: Leaving directory '/home/mahannee/packages/gstreamer/gstreamer1.0-1.8.0/docs'</text:p>
      <text:p text:style-name="P2">make[2]: Leaving directory '/home/mahannee/packages/gstreamer/gstreamer1.0-1.8.0/docs'</text:p>
      <text:p text:style-name="P2">make[1]: Leaving directory '/home/mahannee/packages/gstreamer/gstreamer1.0-1.8.0/docs'</text:p>
      <text:p text:style-name="P2">Making check in po</text:p>
      <text:p text:style-name="P2">make[1]: Entering directory '/home/mahannee/packages/gstreamer/gstreamer1.0-1.8.0/po'</text:p>
      <text:p text:style-name="P2">make[1]: Leaving directory '/home/mahannee/packages/gstreamer/gstreamer1.0-1.8.0/po'</text:p>
      <text:p text:style-name="P2">Making check in m4</text:p>
      <text:p text:style-name="P2">make[1]: Entering directory '/home/mahannee/packages/gstreamer/gstreamer1.0-1.8.0/m4'</text:p>
      <text:p text:style-name="P2">make[1]: Nothing to be done for 'check'.</text:p>
      <text:p text:style-name="P2">make[1]: Leaving directory '/home/mahannee/packages/gstreamer/gstreamer1.0-1.8.0/m4'</text:p>
      <text:p text:style-name="P2">Making check in common</text:p>
      <text:p text:style-name="P2">make[1]: Entering directory '/home/mahannee/packages/gstreamer/gstreamer1.0-1.8.0/common'</text:p>
      <text:p text:style-name="P2">Making check in m4</text:p>
      <text:p text:style-name="P2">make[2]: Entering directory '/home/mahannee/packages/gstreamer/gstreamer1.0-1.8.0/common/m4'</text:p>
      <text:p text:style-name="P2">make[2]: Nothing to be done for 'check'.</text:p>
      <text:p text:style-name="P2">make[2]: Leaving directory '/home/mahannee/packages/gstreamer/gstreamer1.0-1.8.0/common/m4'</text:p>
      <text:p text:style-name="P2">make[2]: Entering directory '/home/mahannee/packages/gstreamer/gstreamer1.0-1.8.0/common'</text:p>
      <text:p text:style-name="P2">make[2]: Nothing to be done for 'check-am'.</text:p>
      <text:p text:style-name="P2">make[2]: Leaving directory '/home/mahannee/packages/gstreamer/gstreamer1.0-1.8.0/common'</text:p>
      <text:p text:style-name="P2">make[1]: Leaving directory '/home/mahannee/packages/gstreamer/gstreamer1.0-1.8.0/common'</text:p>
      <text:p text:style-name="P2">Making check in data</text:p>
      <text:p text:style-name="P2">make[1]: Entering directory '/home/mahannee/packages/gstreamer/gstreamer1.0-1.8.0/data'</text:p>
      <text:p text:style-name="P2">make[1]: Nothing to be done for 'check'.</text:p>
      <text:p text:style-name="P2">make[1]: Leaving directory '/home/mahannee/packages/gstreamer/gstreamer1.0-1.8.0/data'</text:p>
      <text:p text:style-name="P2">Making check in tools</text:p>
      <text:p text:style-name="P2">make[1]: Entering directory '/home/mahannee/packages/gstreamer/gstreamer1.0-1.8.0/tools'</text:p>
      <text:p text:style-name="P2">make[1]: Nothing to be done for 'check'.</text:p>
      <text:p text:style-name="P2">make[1]: Leaving directory '/home/mahannee/packages/gstreamer/gstreamer1.0-1.8.0/tools'</text:p>
      <text:p text:style-name="P2">make[1]: Entering directory '/home/mahannee/packages/gstreamer/gstreamer1.0-1.8.0'</text:p>
      <text:p text:style-name="P2">make[1]: Leaving directory '/home/mahannee/packages/gstreamer/gstreamer1.0-1.8.0'</text:p>
      <text:p text:style-name="P2">Checking symbols in ./libs/gst/base/.libs/libgstbase-1.0.so</text:p>
      <text:p text:style-name="P2">Checking symbols in ./libs/gst/net/.libs/libgstnet-1.0.so</text:p>
      <text:p text:style-name="P2"><text:soft-page-break/>Checking symbols in ./gst/.libs/libgstreamer-1.0.so</text:p>
      <text:p text:style-name="P2">Checking symbols in ./libs/gst/controller/.libs/libgstcontroller-1.0.so</text:p>
      <text:p text:style-name="P2">Checking if all enum and flag _get_type() funcs are inited in gst_init()</text:p>
      <text:p text:style-name="P2">Checking if all enum and flag _get_type() funcs are deinited in gst_deinit()</text:p>
      <text:p text:style-name="P3">mahannee@VTA076L:~/packages/gstreamer/gstreamer1.0-1.8.0$ ls</text:p>
      <text:p text:style-name="P6">ABOUT-NLS <text:s text:c="2"/>compile <text:s text:c="6"/>config.status <text:s/>debian <text:s text:c="19"/>gstreamer.doap <text:s text:c="4"/>libtool <text:s text:c="5"/>Makefile.in <text:s/>README <text:s text:c="5"/>_stdint.h</text:p>
      <text:p text:style-name="P6">aclocal.m4 <text:s/>config.guess <text:s/>config.sub <text:s text:c="4"/>depcomp <text:s text:c="18"/>gstreamer.spec <text:s text:c="4"/>ltmain.sh <text:s text:c="3"/>missing <text:s text:c="5"/>RELEASE <text:s text:c="4"/>test-driver</text:p>
      <text:p text:style-name="P6">AUTHORS <text:s text:c="4"/>config.h <text:s text:c="5"/>configure <text:s text:c="5"/>docs <text:s text:c="21"/>gstreamer.spec.in <text:s/>m4 <text:s text:c="10"/>NEWS <text:s text:c="8"/>scripts <text:s text:c="4"/>tests</text:p>
      <text:p text:style-name="P6">autogen.sh <text:s/>config.h.in <text:s text:c="2"/>configure.ac <text:s text:c="2"/>gst <text:s text:c="22"/>INSTALL <text:s text:c="11"/>MAINTAINERS <text:s/>pkgconfig <text:s text:c="3"/>stamp.h <text:s text:c="4"/>TODO</text:p>
      <text:p text:style-name="P6">ChangeLog <text:s text:c="2"/>config.log <text:s text:c="3"/>COPYING <text:s text:c="7"/>gst-element-check-1.0.m4 <text:s/>install-sh <text:s text:c="8"/>Makefile <text:s text:c="4"/>plugins <text:s text:c="5"/>stamp-h1 <text:s text:c="3"/>tools</text:p>
      <text:p text:style-name="P6">common <text:s text:c="5"/>config.rpath <text:s/>data <text:s text:c="10"/>gst-element-check.m4 <text:s text:c="5"/>libs <text:s text:c="14"/>Makefile.am <text:s/>po <text:s text:c="10"/>stamp.h.in <text:s/>win32</text:p>
      <text:p text:style-name="P2">mahannee@VTA076L:~/packages/gstreamer/gstreamer1.0-1.8.0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04:57.019752077</meta:creation-date>
    <dc:date>2019-05-08T12:53:03.949860577</dc:date>
    <meta:editing-duration>PT37M56S</meta:editing-duration>
    <meta:editing-cycles>1</meta:editing-cycles>
    <meta:document-statistic meta:table-count="0" meta:image-count="0" meta:object-count="0" meta:page-count="33" meta:paragraph-count="1512" meta:word-count="5892" meta:character-count="73463" meta:non-whitespace-character-count="64181"/>
    <meta:generator>LibreOffice/5.1.6.2$Linux_X86_64 LibreOffice_project/10m0$Build-2</meta:generator>
  </office:meta>
</office:document-meta>
</file>